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51.14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70.44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52.7pt"/>
    </style:style>
    <style:style style:name="co18" style:family="table-column">
      <style:table-column-properties fo:break-before="auto" style:column-width="45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1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22" calcext:value-type="float">
            <text:p>4522</text:p>
          </table:table-cell>
          <table:table-cell office:value-type="float" office:value="1000" calcext:value-type="float">
            <text:p>1000</text:p>
          </table:table-cell>
          <table:table-cell office:value-type="float" office:value="4.522" calcext:value-type="float">
            <text:p>4.5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212103" calcext:value-type="float">
            <text:p>0.02121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103" calcext:value-type="float">
            <text:p>2.12103E-05</text:p>
          </table:table-cell>
          <table:table-cell office:value-type="float" office:value="0.00001843" calcext:value-type="float">
            <text:p>1.843E-05</text:p>
          </table:table-cell>
          <table:table-cell office:value-type="float" office:value="0.000077368" calcext:value-type="float">
            <text:p>7.7368E-05</text:p>
          </table:table-cell>
          <table:table-cell office:value-type="float" office:value="11473" calcext:value-type="float">
            <text:p>11473</text:p>
          </table:table-cell>
          <table:table-cell office:value-type="float" office:value="1000" calcext:value-type="float">
            <text:p>1000</text:p>
          </table:table-cell>
          <table:table-cell office:value-type="float" office:value="11.473" calcext:value-type="float">
            <text:p>11.47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107" calcext:value-type="float">
            <text:p>3107</text:p>
          </table:table-cell>
          <table:table-cell office:value-type="float" office:value="1000" calcext:value-type="float">
            <text:p>1000</text:p>
          </table:table-cell>
          <table:table-cell office:value-type="float" office:value="3.107" calcext:value-type="float">
            <text:p>3.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52017077649498" calcext:value-type="float">
            <text:p>3.52017077649498</text:p>
          </table:table-cell>
          <table:table-cell table:formula="of:=LOG([.Q2])/LOG(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992" calcext:value-type="float">
            <text:p>8992</text:p>
          </table:table-cell>
          <table:table-cell office:value-type="float" office:value="1000" calcext:value-type="float">
            <text:p>1000</text:p>
          </table:table-cell>
          <table:table-cell office:value-type="float" office:value="8.992" calcext:value-type="float">
            <text:p>8.99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0240758" calcext:value-type="float">
            <text:p>0.02407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0758" calcext:value-type="float">
            <text:p>2.40758E-05</text:p>
          </table:table-cell>
          <table:table-cell office:value-type="float" office:value="0.000018617" calcext:value-type="float">
            <text:p>1.8617E-05</text:p>
          </table:table-cell>
          <table:table-cell office:value-type="float" office:value="0.000067126" calcext:value-type="float">
            <text:p>6.7126E-05</text:p>
          </table:table-cell>
          <table:table-cell office:value-type="float" office:value="12482" calcext:value-type="float">
            <text:p>12482</text:p>
          </table:table-cell>
          <table:table-cell office:value-type="float" office:value="1000" calcext:value-type="float">
            <text:p>1000</text:p>
          </table:table-cell>
          <table:table-cell office:value-type="float" office:value="12.482" calcext:value-type="float">
            <text:p>12.48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550" calcext:value-type="float">
            <text:p>3550</text:p>
          </table:table-cell>
          <table:table-cell office:value-type="float" office:value="1000" calcext:value-type="float">
            <text:p>1000</text:p>
          </table:table-cell>
          <table:table-cell office:value-type="float" office:value="3.55" calcext:value-type="float">
            <text:p>3.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64177721169212" calcext:value-type="float">
            <text:p>3.64177721169212</text:p>
          </table:table-cell>
          <table:table-cell table:formula="of:=LOG([.Q3])/LOG(2)" office:value-type="float" office:value="4.32192809488736" calcext:value-type="float">
            <text:p>4.32192809488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249" calcext:value-type="float">
            <text:p>13249</text:p>
          </table:table-cell>
          <table:table-cell office:value-type="float" office:value="1000" calcext:value-type="float">
            <text:p>1000</text:p>
          </table:table-cell>
          <table:table-cell office:value-type="float" office:value="13.249" calcext:value-type="float">
            <text:p>13.24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0272498" calcext:value-type="float">
            <text:p>0.02724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2498" calcext:value-type="float">
            <text:p>2.72498E-05</text:p>
          </table:table-cell>
          <table:table-cell office:value-type="float" office:value="0.000020499" calcext:value-type="float">
            <text:p>2.0499E-05</text:p>
          </table:table-cell>
          <table:table-cell office:value-type="float" office:value="0.000101708" calcext:value-type="float">
            <text:p>0.000101708</text:p>
          </table:table-cell>
          <table:table-cell office:value-type="float" office:value="13525" calcext:value-type="float">
            <text:p>13525</text:p>
          </table:table-cell>
          <table:table-cell office:value-type="float" office:value="1000" calcext:value-type="float">
            <text:p>1000</text:p>
          </table:table-cell>
          <table:table-cell office:value-type="float" office:value="13.525" calcext:value-type="float">
            <text:p>13.52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968" calcext:value-type="float">
            <text:p>3968</text:p>
          </table:table-cell>
          <table:table-cell office:value-type="float" office:value="1000" calcext:value-type="float">
            <text:p>1000</text:p>
          </table:table-cell>
          <table:table-cell office:value-type="float" office:value="3.968" calcext:value-type="float">
            <text:p>3.96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75755668893945" calcext:value-type="float">
            <text:p>3.75755668893945</text:p>
          </table:table-cell>
          <table:table-cell table:formula="of:=LOG([.Q4])/LOG(2)" office:value-type="float" office:value="4.39231742277876" calcext:value-type="float">
            <text:p>4.392317422778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7756" calcext:value-type="float">
            <text:p>17756</text:p>
          </table:table-cell>
          <table:table-cell office:value-type="float" office:value="1000" calcext:value-type="float">
            <text:p>1000</text:p>
          </table:table-cell>
          <table:table-cell office:value-type="float" office:value="17.756" calcext:value-type="float">
            <text:p>17.75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0307154" calcext:value-type="float">
            <text:p>0.03071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7154" calcext:value-type="float">
            <text:p>3.07154E-05</text:p>
          </table:table-cell>
          <table:table-cell office:value-type="float" office:value="0.000021995" calcext:value-type="float">
            <text:p>2.1995E-05</text:p>
          </table:table-cell>
          <table:table-cell office:value-type="float" office:value="0.000084913" calcext:value-type="float">
            <text:p>8.4913E-05</text:p>
          </table:table-cell>
          <table:table-cell office:value-type="float" office:value="14655" calcext:value-type="float">
            <text:p>14655</text:p>
          </table:table-cell>
          <table:table-cell office:value-type="float" office:value="1000" calcext:value-type="float">
            <text:p>1000</text:p>
          </table:table-cell>
          <table:table-cell office:value-type="float" office:value="14.655" calcext:value-type="float">
            <text:p>14.65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408" calcext:value-type="float">
            <text:p>4408</text:p>
          </table:table-cell>
          <table:table-cell office:value-type="float" office:value="1000" calcext:value-type="float">
            <text:p>1000</text:p>
          </table:table-cell>
          <table:table-cell office:value-type="float" office:value="4.408" calcext:value-type="float">
            <text:p>4.4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3.87332106291482" calcext:value-type="float">
            <text:p>3.87332106291482</text:p>
          </table:table-cell>
          <table:table-cell table:formula="of:=LOG([.Q5])/LOG(2)" office:value-type="float" office:value="4.58496250072116" calcext:value-type="float">
            <text:p>4.584962500721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390" calcext:value-type="float">
            <text:p>22390</text:p>
          </table:table-cell>
          <table:table-cell office:value-type="float" office:value="1000" calcext:value-type="float">
            <text:p>1000</text:p>
          </table:table-cell>
          <table:table-cell office:value-type="float" office:value="22.39" calcext:value-type="float">
            <text:p>22.3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0.0340969" calcext:value-type="float">
            <text:p>0.03409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0969" calcext:value-type="float">
            <text:p>3.40969E-05</text:p>
          </table:table-cell>
          <table:table-cell office:value-type="float" office:value="0.000022807" calcext:value-type="float">
            <text:p>2.2807E-05</text:p>
          </table:table-cell>
          <table:table-cell office:value-type="float" office:value="0.000109758" calcext:value-type="float">
            <text:p>0.000109758</text:p>
          </table:table-cell>
          <table:table-cell office:value-type="float" office:value="15700" calcext:value-type="float">
            <text:p>15700</text:p>
          </table:table-cell>
          <table:table-cell office:value-type="float" office:value="1000" calcext:value-type="float">
            <text:p>1000</text:p>
          </table:table-cell>
          <table:table-cell office:value-type="float" office:value="15.7" calcext:value-type="float">
            <text:p>15.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908" calcext:value-type="float">
            <text:p>4908</text:p>
          </table:table-cell>
          <table:table-cell office:value-type="float" office:value="1000" calcext:value-type="float">
            <text:p>1000</text:p>
          </table:table-cell>
          <table:table-cell office:value-type="float" office:value="4.908" calcext:value-type="float">
            <text:p>4.90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3.97269265400426" calcext:value-type="float">
            <text:p>3.97269265400426</text:p>
          </table:table-cell>
          <table:table-cell table:formula="of:=LOG([.Q6])/LOG(2)" office:value-type="float" office:value="4.75488750216347" calcext:value-type="float">
            <text:p>4.754887502163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6883" calcext:value-type="float">
            <text:p>26883</text:p>
          </table:table-cell>
          <table:table-cell office:value-type="float" office:value="1000" calcext:value-type="float">
            <text:p>1000</text:p>
          </table:table-cell>
          <table:table-cell office:value-type="float" office:value="26.883" calcext:value-type="float">
            <text:p>26.88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0380314" calcext:value-type="float">
            <text:p>0.03803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0314" calcext:value-type="float">
            <text:p>3.80314E-05</text:p>
          </table:table-cell>
          <table:table-cell office:value-type="float" office:value="0.000025968" calcext:value-type="float">
            <text:p>2.5968E-05</text:p>
          </table:table-cell>
          <table:table-cell office:value-type="float" office:value="0.000076554" calcext:value-type="float">
            <text:p>7.6554E-05</text:p>
          </table:table-cell>
          <table:table-cell office:value-type="float" office:value="16717" calcext:value-type="float">
            <text:p>16717</text:p>
          </table:table-cell>
          <table:table-cell office:value-type="float" office:value="1000" calcext:value-type="float">
            <text:p>1000</text:p>
          </table:table-cell>
          <table:table-cell office:value-type="float" office:value="16.717" calcext:value-type="float">
            <text:p>16.71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429" calcext:value-type="float">
            <text:p>5429</text:p>
          </table:table-cell>
          <table:table-cell office:value-type="float" office:value="1000" calcext:value-type="float">
            <text:p>1000</text:p>
          </table:table-cell>
          <table:table-cell office:value-type="float" office:value="5.429" calcext:value-type="float">
            <text:p>5.4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4.06324406231487" calcext:value-type="float">
            <text:p>4.06324406231487</text:p>
          </table:table-cell>
          <table:table-cell table:formula="of:=LOG([.Q7])/LOG(2)" office:value-type="float" office:value="5.04439411935845" calcext:value-type="float">
            <text:p>5.044394119358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481" calcext:value-type="float">
            <text:p>31481</text:p>
          </table:table-cell>
          <table:table-cell office:value-type="float" office:value="1000" calcext:value-type="float">
            <text:p>1000</text:p>
          </table:table-cell>
          <table:table-cell office:value-type="float" office:value="31.481" calcext:value-type="float">
            <text:p>31.481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.0428685" calcext:value-type="float">
            <text:p>0.04286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8685" calcext:value-type="float">
            <text:p>4.28685E-05</text:p>
          </table:table-cell>
          <table:table-cell office:value-type="float" office:value="0.000026335" calcext:value-type="float">
            <text:p>2.6335E-05</text:p>
          </table:table-cell>
          <table:table-cell office:value-type="float" office:value="0.000088278" calcext:value-type="float">
            <text:p>8.8278E-05</text:p>
          </table:table-cell>
          <table:table-cell office:value-type="float" office:value="17056" calcext:value-type="float">
            <text:p>17056</text:p>
          </table:table-cell>
          <table:table-cell office:value-type="float" office:value="1000" calcext:value-type="float">
            <text:p>1000</text:p>
          </table:table-cell>
          <table:table-cell office:value-type="float" office:value="17.056" calcext:value-type="float">
            <text:p>17.05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134" calcext:value-type="float">
            <text:p>6134</text:p>
          </table:table-cell>
          <table:table-cell office:value-type="float" office:value="1000" calcext:value-type="float">
            <text:p>1000</text:p>
          </table:table-cell>
          <table:table-cell office:value-type="float" office:value="6.134" calcext:value-type="float">
            <text:p>6.13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4.09220743809709" calcext:value-type="float">
            <text:p>4.09220743809709</text:p>
          </table:table-cell>
          <table:table-cell table:formula="of:=LOG([.Q8])/LOG(2)" office:value-type="float" office:value="5.16992500144231" calcext:value-type="float">
            <text:p>5.16992500144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6025" calcext:value-type="float">
            <text:p>36025</text:p>
          </table:table-cell>
          <table:table-cell office:value-type="float" office:value="1000" calcext:value-type="float">
            <text:p>1000</text:p>
          </table:table-cell>
          <table:table-cell office:value-type="float" office:value="36.025" calcext:value-type="float">
            <text:p>36.02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0.0459407" calcext:value-type="float">
            <text:p>0.04594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9407" calcext:value-type="float">
            <text:p>4.59407E-05</text:p>
          </table:table-cell>
          <table:table-cell office:value-type="float" office:value="0.000032131" calcext:value-type="float">
            <text:p>3.2131E-05</text:p>
          </table:table-cell>
          <table:table-cell office:value-type="float" office:value="0.0001011" calcext:value-type="float">
            <text:p>0.0001011</text:p>
          </table:table-cell>
          <table:table-cell office:value-type="float" office:value="16746" calcext:value-type="float">
            <text:p>16746</text:p>
          </table:table-cell>
          <table:table-cell office:value-type="float" office:value="1000" calcext:value-type="float">
            <text:p>1000</text:p>
          </table:table-cell>
          <table:table-cell office:value-type="float" office:value="16.746" calcext:value-type="float">
            <text:p>16.746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7044" calcext:value-type="float">
            <text:p>7044</text:p>
          </table:table-cell>
          <table:table-cell office:value-type="float" office:value="1000" calcext:value-type="float">
            <text:p>1000</text:p>
          </table:table-cell>
          <table:table-cell office:value-type="float" office:value="7.044" calcext:value-type="float">
            <text:p>7.04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4.06574462512514" calcext:value-type="float">
            <text:p>4.06574462512514</text:p>
          </table:table-cell>
          <table:table-cell table:formula="of:=LOG([.Q9])/LOG(2)" office:value-type="float" office:value="5.24792751344359" calcext:value-type="float">
            <text:p>5.24792751344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490" calcext:value-type="float">
            <text:p>40490</text:p>
          </table:table-cell>
          <table:table-cell office:value-type="float" office:value="1000" calcext:value-type="float">
            <text:p>1000</text:p>
          </table:table-cell>
          <table:table-cell office:value-type="float" office:value="40.49" calcext:value-type="float">
            <text:p>40.4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0.0462365" calcext:value-type="float">
            <text:p>0.0462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2365" calcext:value-type="float">
            <text:p>4.62365E-05</text:p>
          </table:table-cell>
          <table:table-cell office:value-type="float" office:value="0.000035784" calcext:value-type="float">
            <text:p>3.5784E-05</text:p>
          </table:table-cell>
          <table:table-cell office:value-type="float" office:value="0.000105245" calcext:value-type="float">
            <text:p>0.000105245</text:p>
          </table:table-cell>
          <table:table-cell office:value-type="float" office:value="14419" calcext:value-type="float">
            <text:p>14419</text:p>
          </table:table-cell>
          <table:table-cell office:value-type="float" office:value="1000" calcext:value-type="float">
            <text:p>1000</text:p>
          </table:table-cell>
          <table:table-cell office:value-type="float" office:value="14.419" calcext:value-type="float">
            <text:p>14.419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8356" calcext:value-type="float">
            <text:p>8356</text:p>
          </table:table-cell>
          <table:table-cell office:value-type="float" office:value="1000" calcext:value-type="float">
            <text:p>1000</text:p>
          </table:table-cell>
          <table:table-cell office:value-type="float" office:value="8.356" calcext:value-type="float">
            <text:p>8.35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3.84989920779708" calcext:value-type="float">
            <text:p>3.84989920779708</text:p>
          </table:table-cell>
          <table:table-cell table:formula="of:=LOG([.Q10])/LOG(2)" office:value-type="float" office:value="5.61470984411521" calcext:value-type="float">
            <text:p>5.61470984411521</text:p>
          </table:table-cell>
        </table:table-row>
      </table:table>
      <table:table table:name="summary_2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873" calcext:value-type="float">
            <text:p>18873</text:p>
          </table:table-cell>
          <table:table-cell office:value-type="float" office:value="1000" calcext:value-type="float">
            <text:p>1000</text:p>
          </table:table-cell>
          <table:table-cell office:value-type="float" office:value="18.873" calcext:value-type="float">
            <text:p>18.87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.0711666" calcext:value-type="float">
            <text:p>0.07116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1666" calcext:value-type="float">
            <text:p>7.11666E-05</text:p>
          </table:table-cell>
          <table:table-cell office:value-type="float" office:value="0.000062861" calcext:value-type="float">
            <text:p>6.2861E-05</text:p>
          </table:table-cell>
          <table:table-cell office:value-type="float" office:value="0.000111803" calcext:value-type="float">
            <text:p>0.000111803</text:p>
          </table:table-cell>
          <table:table-cell office:value-type="float" office:value="26602" calcext:value-type="float">
            <text:p>26602</text:p>
          </table:table-cell>
          <table:table-cell office:value-type="float" office:value="1000" calcext:value-type="float">
            <text:p>1000</text:p>
          </table:table-cell>
          <table:table-cell office:value-type="float" office:value="26.602" calcext:value-type="float">
            <text:p>26.60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596" calcext:value-type="float">
            <text:p>3596</text:p>
          </table:table-cell>
          <table:table-cell office:value-type="float" office:value="1000" calcext:value-type="float">
            <text:p>1000</text:p>
          </table:table-cell>
          <table:table-cell office:value-type="float" office:value="3.596" calcext:value-type="float">
            <text:p>3.5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73346280984743" calcext:value-type="float">
            <text:p>4.73346280984743</text:p>
          </table:table-cell>
          <table:table-cell table:formula="of:=LOG([.Q2])/LOG(2)" office:value-type="float" office:value="5.32192809488736" calcext:value-type="float">
            <text:p>5.3219280948873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7822" calcext:value-type="float">
            <text:p>37822</text:p>
          </table:table-cell>
          <table:table-cell office:value-type="float" office:value="1000" calcext:value-type="float">
            <text:p>1000</text:p>
          </table:table-cell>
          <table:table-cell office:value-type="float" office:value="37.822" calcext:value-type="float">
            <text:p>37.822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0.0882899" calcext:value-type="float">
            <text:p>0.08828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2899" calcext:value-type="float">
            <text:p>8.82899E-05</text:p>
          </table:table-cell>
          <table:table-cell office:value-type="float" office:value="0.000067264" calcext:value-type="float">
            <text:p>6.7264E-05</text:p>
          </table:table-cell>
          <table:table-cell office:value-type="float" office:value="0.00012949" calcext:value-type="float">
            <text:p>0.00012949</text:p>
          </table:table-cell>
          <table:table-cell office:value-type="float" office:value="34722" calcext:value-type="float">
            <text:p>34722</text:p>
          </table:table-cell>
          <table:table-cell office:value-type="float" office:value="1000" calcext:value-type="float">
            <text:p>1000</text:p>
          </table:table-cell>
          <table:table-cell office:value-type="float" office:value="34.722" calcext:value-type="float">
            <text:p>34.722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4231" calcext:value-type="float">
            <text:p>4231</text:p>
          </table:table-cell>
          <table:table-cell office:value-type="float" office:value="1000" calcext:value-type="float">
            <text:p>1000</text:p>
          </table:table-cell>
          <table:table-cell office:value-type="float" office:value="4.231" calcext:value-type="float">
            <text:p>4.2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11777814482933" calcext:value-type="float">
            <text:p>5.11777814482933</text:p>
          </table:table-cell>
          <table:table-cell table:formula="of:=LOG([.Q3])/LOG(2)" office:value-type="float" office:value="5.75488750216347" calcext:value-type="float">
            <text:p>5.754887502163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7326" calcext:value-type="float">
            <text:p>57326</text:p>
          </table:table-cell>
          <table:table-cell office:value-type="float" office:value="1000" calcext:value-type="float">
            <text:p>1000</text:p>
          </table:table-cell>
          <table:table-cell office:value-type="float" office:value="57.326" calcext:value-type="float">
            <text:p>57.326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0.11548" calcext:value-type="float">
            <text:p>0.115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48" calcext:value-type="float">
            <text:p>0.00011548</text:p>
          </table:table-cell>
          <table:table-cell office:value-type="float" office:value="0.000079782" calcext:value-type="float">
            <text:p>7.9782E-05</text:p>
          </table:table-cell>
          <table:table-cell office:value-type="float" office:value="0.000207816" calcext:value-type="float">
            <text:p>0.000207816</text:p>
          </table:table-cell>
          <table:table-cell office:value-type="float" office:value="44592" calcext:value-type="float">
            <text:p>44592</text:p>
          </table:table-cell>
          <table:table-cell office:value-type="float" office:value="1000" calcext:value-type="float">
            <text:p>1000</text:p>
          </table:table-cell>
          <table:table-cell office:value-type="float" office:value="44.592" calcext:value-type="float">
            <text:p>44.592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4910" calcext:value-type="float">
            <text:p>4910</text:p>
          </table:table-cell>
          <table:table-cell office:value-type="float" office:value="1000" calcext:value-type="float">
            <text:p>1000</text:p>
          </table:table-cell>
          <table:table-cell office:value-type="float" office:value="4.91" calcext:value-type="float">
            <text:p>4.9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47871300244172" calcext:value-type="float">
            <text:p>5.47871300244172</text:p>
          </table:table-cell>
          <table:table-cell table:formula="of:=LOG([.Q4])/LOG(2)" office:value-type="float" office:value="6.18982455888002" calcext:value-type="float">
            <text:p>6.18982455888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6101" calcext:value-type="float">
            <text:p>76101</text:p>
          </table:table-cell>
          <table:table-cell office:value-type="float" office:value="1000" calcext:value-type="float">
            <text:p>1000</text:p>
          </table:table-cell>
          <table:table-cell office:value-type="float" office:value="76.101" calcext:value-type="float">
            <text:p>76.101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0.149848" calcext:value-type="float">
            <text:p>0.1498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9848" calcext:value-type="float">
            <text:p>0.000149848</text:p>
          </table:table-cell>
          <table:table-cell office:value-type="float" office:value="0.000099731" calcext:value-type="float">
            <text:p>9.9731E-05</text:p>
          </table:table-cell>
          <table:table-cell office:value-type="float" office:value="0.000221601" calcext:value-type="float">
            <text:p>0.000221601</text:p>
          </table:table-cell>
          <table:table-cell office:value-type="float" office:value="55352" calcext:value-type="float">
            <text:p>55352</text:p>
          </table:table-cell>
          <table:table-cell office:value-type="float" office:value="1000" calcext:value-type="float">
            <text:p>1000</text:p>
          </table:table-cell>
          <table:table-cell office:value-type="float" office:value="55.352" calcext:value-type="float">
            <text:p>55.352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5548" calcext:value-type="float">
            <text:p>5548</text:p>
          </table:table-cell>
          <table:table-cell office:value-type="float" office:value="1000" calcext:value-type="float">
            <text:p>1000</text:p>
          </table:table-cell>
          <table:table-cell office:value-type="float" office:value="5.548" calcext:value-type="float">
            <text:p>5.5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7905635408545" calcext:value-type="float">
            <text:p>5.7905635408545</text:p>
          </table:table-cell>
          <table:table-cell table:formula="of:=LOG([.Q5])/LOG(2)" office:value-type="float" office:value="6.4594316186373" calcext:value-type="float">
            <text:p>6.4594316186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4772" calcext:value-type="float">
            <text:p>94772</text:p>
          </table:table-cell>
          <table:table-cell office:value-type="float" office:value="1000" calcext:value-type="float">
            <text:p>1000</text:p>
          </table:table-cell>
          <table:table-cell office:value-type="float" office:value="94.772" calcext:value-type="float">
            <text:p>94.772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0.195671" calcext:value-type="float">
            <text:p>0.1956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5671" calcext:value-type="float">
            <text:p>0.000195671</text:p>
          </table:table-cell>
          <table:table-cell office:value-type="float" office:value="0.000114835" calcext:value-type="float">
            <text:p>0.000114835</text:p>
          </table:table-cell>
          <table:table-cell office:value-type="float" office:value="0.000316211" calcext:value-type="float">
            <text:p>0.000316211</text:p>
          </table:table-cell>
          <table:table-cell office:value-type="float" office:value="67169" calcext:value-type="float">
            <text:p>67169</text:p>
          </table:table-cell>
          <table:table-cell office:value-type="float" office:value="1000" calcext:value-type="float">
            <text:p>1000</text:p>
          </table:table-cell>
          <table:table-cell office:value-type="float" office:value="67.169" calcext:value-type="float">
            <text:p>67.169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6317" calcext:value-type="float">
            <text:p>6317</text:p>
          </table:table-cell>
          <table:table-cell office:value-type="float" office:value="1000" calcext:value-type="float">
            <text:p>1000</text:p>
          </table:table-cell>
          <table:table-cell office:value-type="float" office:value="6.317" calcext:value-type="float">
            <text:p>6.3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06972364537443" calcext:value-type="float">
            <text:p>6.06972364537443</text:p>
          </table:table-cell>
          <table:table-cell table:formula="of:=LOG([.Q6])/LOG(2)" office:value-type="float" office:value="6.91886323727459" calcext:value-type="float">
            <text:p>6.918863237274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4046" calcext:value-type="float">
            <text:p>114046</text:p>
          </table:table-cell>
          <table:table-cell office:value-type="float" office:value="1000" calcext:value-type="float">
            <text:p>1000</text:p>
          </table:table-cell>
          <table:table-cell office:value-type="float" office:value="114.046" calcext:value-type="float">
            <text:p>114.046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0.259868" calcext:value-type="float">
            <text:p>0.2598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9868" calcext:value-type="float">
            <text:p>0.000259868</text:p>
          </table:table-cell>
          <table:table-cell office:value-type="float" office:value="0.000158125" calcext:value-type="float">
            <text:p>0.000158125</text:p>
          </table:table-cell>
          <table:table-cell office:value-type="float" office:value="0.000443431" calcext:value-type="float">
            <text:p>0.000443431</text:p>
          </table:table-cell>
          <table:table-cell office:value-type="float" office:value="81367" calcext:value-type="float">
            <text:p>81367</text:p>
          </table:table-cell>
          <table:table-cell office:value-type="float" office:value="1000" calcext:value-type="float">
            <text:p>1000</text:p>
          </table:table-cell>
          <table:table-cell office:value-type="float" office:value="81.367" calcext:value-type="float">
            <text:p>81.367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office:value-type="float" office:value="7314" calcext:value-type="float">
            <text:p>7314</text:p>
          </table:table-cell>
          <table:table-cell office:value-type="float" office:value="1000" calcext:value-type="float">
            <text:p>1000</text:p>
          </table:table-cell>
          <table:table-cell office:value-type="float" office:value="7.314" calcext:value-type="float">
            <text:p>7.3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34637189442288" calcext:value-type="float">
            <text:p>6.34637189442288</text:p>
          </table:table-cell>
          <table:table-cell table:formula="of:=LOG([.Q7])/LOG(2)" office:value-type="float" office:value="7.28540221886225" calcext:value-type="float">
            <text:p>7.285402218862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2940" calcext:value-type="float">
            <text:p>132940</text:p>
          </table:table-cell>
          <table:table-cell office:value-type="float" office:value="1000" calcext:value-type="float">
            <text:p>1000</text:p>
          </table:table-cell>
          <table:table-cell office:value-type="float" office:value="132.94" calcext:value-type="float">
            <text:p>132.94</text:p>
          </table:table-cell>
          <table:table-cell office:value-type="float" office:value="116" calcext:value-type="float">
            <text:p>116</text:p>
          </table:table-cell>
          <table:table-cell office:value-type="float" office:value="154" calcext:value-type="float">
            <text:p>154</text:p>
          </table:table-cell>
          <table:table-cell office:value-type="float" office:value="0.34644" calcext:value-type="float">
            <text:p>0.346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644" calcext:value-type="float">
            <text:p>0.00034644</text:p>
          </table:table-cell>
          <table:table-cell office:value-type="float" office:value="0.000186698" calcext:value-type="float">
            <text:p>0.000186698</text:p>
          </table:table-cell>
          <table:table-cell office:value-type="float" office:value="0.000596193" calcext:value-type="float">
            <text:p>0.000596193</text:p>
          </table:table-cell>
          <table:table-cell office:value-type="float" office:value="99785" calcext:value-type="float">
            <text:p>99785</text:p>
          </table:table-cell>
          <table:table-cell office:value-type="float" office:value="1000" calcext:value-type="float">
            <text:p>1000</text:p>
          </table:table-cell>
          <table:table-cell office:value-type="float" office:value="99.785" calcext:value-type="float">
            <text:p>99.785</text:p>
          </table:table-cell>
          <table:table-cell office:value-type="float" office:value="34" calcext:value-type="float">
            <text:p>34</text:p>
          </table:table-cell>
          <table:table-cell office:value-type="float" office:value="223" calcext:value-type="float">
            <text:p>223</text:p>
          </table:table-cell>
          <table:table-cell office:value-type="float" office:value="8489" calcext:value-type="float">
            <text:p>8489</text:p>
          </table:table-cell>
          <table:table-cell office:value-type="float" office:value="1000" calcext:value-type="float">
            <text:p>1000</text:p>
          </table:table-cell>
          <table:table-cell office:value-type="float" office:value="8.489" calcext:value-type="float">
            <text:p>8.48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6.64075105622083" calcext:value-type="float">
            <text:p>6.64075105622083</text:p>
          </table:table-cell>
          <table:table-cell table:formula="of:=LOG([.Q8])/LOG(2)" office:value-type="float" office:value="7.80089989992031" calcext:value-type="float">
            <text:p>7.800899899920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1680" calcext:value-type="float">
            <text:p>151680</text:p>
          </table:table-cell>
          <table:table-cell office:value-type="float" office:value="1000" calcext:value-type="float">
            <text:p>1000</text:p>
          </table:table-cell>
          <table:table-cell office:value-type="float" office:value="151.68" calcext:value-type="float">
            <text:p>151.68</text:p>
          </table:table-cell>
          <table:table-cell office:value-type="float" office:value="135" calcext:value-type="float">
            <text:p>135</text:p>
          </table:table-cell>
          <table:table-cell office:value-type="float" office:value="169" calcext:value-type="float">
            <text:p>169</text:p>
          </table:table-cell>
          <table:table-cell office:value-type="float" office:value="0.444729" calcext:value-type="float">
            <text:p>0.4447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4729" calcext:value-type="float">
            <text:p>0.000444729</text:p>
          </table:table-cell>
          <table:table-cell office:value-type="float" office:value="0.000227874" calcext:value-type="float">
            <text:p>0.000227874</text:p>
          </table:table-cell>
          <table:table-cell office:value-type="float" office:value="0.0010835" calcext:value-type="float">
            <text:p>0.0010835</text:p>
          </table:table-cell>
          <table:table-cell office:value-type="float" office:value="115684" calcext:value-type="float">
            <text:p>115684</text:p>
          </table:table-cell>
          <table:table-cell office:value-type="float" office:value="1000" calcext:value-type="float">
            <text:p>1000</text:p>
          </table:table-cell>
          <table:table-cell office:value-type="float" office:value="115.684" calcext:value-type="float">
            <text:p>115.684</text:p>
          </table:table-cell>
          <table:table-cell office:value-type="float" office:value="27" calcext:value-type="float">
            <text:p>27</text:p>
          </table:table-cell>
          <table:table-cell office:value-type="float" office:value="365" calcext:value-type="float">
            <text:p>365</text:p>
          </table:table-cell>
          <table:table-cell office:value-type="float" office:value="10194" calcext:value-type="float">
            <text:p>10194</text:p>
          </table:table-cell>
          <table:table-cell office:value-type="float" office:value="1000" calcext:value-type="float">
            <text:p>1000</text:p>
          </table:table-cell>
          <table:table-cell office:value-type="float" office:value="10.194" calcext:value-type="float">
            <text:p>10.19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6.85404553203458" calcext:value-type="float">
            <text:p>6.85404553203458</text:p>
          </table:table-cell>
          <table:table-cell table:formula="of:=LOG([.Q9])/LOG(2)" office:value-type="float" office:value="8.51175265376738" calcext:value-type="float">
            <text:p>8.511752653767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0893" calcext:value-type="float">
            <text:p>170893</text:p>
          </table:table-cell>
          <table:table-cell office:value-type="float" office:value="1000" calcext:value-type="float">
            <text:p>1000</text:p>
          </table:table-cell>
          <table:table-cell office:value-type="float" office:value="170.893" calcext:value-type="float">
            <text:p>170.893</text:p>
          </table:table-cell>
          <table:table-cell office:value-type="float" office:value="154" calcext:value-type="float">
            <text:p>154</text:p>
          </table:table-cell>
          <table:table-cell office:value-type="float" office:value="186" calcext:value-type="float">
            <text:p>186</text:p>
          </table:table-cell>
          <table:table-cell office:value-type="float" office:value="0.441979" calcext:value-type="float">
            <text:p>0.4419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1979" calcext:value-type="float">
            <text:p>0.000441979</text:p>
          </table:table-cell>
          <table:table-cell office:value-type="float" office:value="0.00022092" calcext:value-type="float">
            <text:p>0.00022092</text:p>
          </table:table-cell>
          <table:table-cell office:value-type="float" office:value="0.00140584" calcext:value-type="float">
            <text:p>0.00140584</text:p>
          </table:table-cell>
          <table:table-cell office:value-type="float" office:value="101582" calcext:value-type="float">
            <text:p>101582</text:p>
          </table:table-cell>
          <table:table-cell office:value-type="float" office:value="1000" calcext:value-type="float">
            <text:p>1000</text:p>
          </table:table-cell>
          <table:table-cell office:value-type="float" office:value="101.582" calcext:value-type="float">
            <text:p>101.582</text:p>
          </table:table-cell>
          <table:table-cell office:value-type="float" office:value="23" calcext:value-type="float">
            <text:p>23</text:p>
          </table:table-cell>
          <table:table-cell office:value-type="float" office:value="534" calcext:value-type="float">
            <text:p>534</text:p>
          </table:table-cell>
          <table:table-cell office:value-type="float" office:value="13081" calcext:value-type="float">
            <text:p>13081</text:p>
          </table:table-cell>
          <table:table-cell office:value-type="float" office:value="1000" calcext:value-type="float">
            <text:p>1000</text:p>
          </table:table-cell>
          <table:table-cell office:value-type="float" office:value="13.081" calcext:value-type="float">
            <text:p>13.08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6.66650097366268" calcext:value-type="float">
            <text:p>6.66650097366268</text:p>
          </table:table-cell>
          <table:table-cell table:formula="of:=LOG([.Q10])/LOG(2)" office:value-type="float" office:value="9.06069593168755" calcext:value-type="float">
            <text:p>9.06069593168755</text:p>
          </table:table-cell>
        </table:table-row>
      </table:table>
      <table:table table:name="summary_3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7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592" calcext:value-type="float">
            <text:p>43592</text:p>
          </table:table-cell>
          <table:table-cell office:value-type="float" office:value="1000" calcext:value-type="float">
            <text:p>1000</text:p>
          </table:table-cell>
          <table:table-cell office:value-type="float" office:value="43.592" calcext:value-type="float">
            <text:p>43.592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0.158159" calcext:value-type="float">
            <text:p>0.1581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8159" calcext:value-type="float">
            <text:p>0.000158159</text:p>
          </table:table-cell>
          <table:table-cell office:value-type="float" office:value="0.000138012" calcext:value-type="float">
            <text:p>0.000138012</text:p>
          </table:table-cell>
          <table:table-cell office:value-type="float" office:value="0.000205932" calcext:value-type="float">
            <text:p>0.000205932</text:p>
          </table:table-cell>
          <table:table-cell office:value-type="float" office:value="47935" calcext:value-type="float">
            <text:p>47935</text:p>
          </table:table-cell>
          <table:table-cell office:value-type="float" office:value="1000" calcext:value-type="float">
            <text:p>1000</text:p>
          </table:table-cell>
          <table:table-cell office:value-type="float" office:value="47.935" calcext:value-type="float">
            <text:p>47.935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978" calcext:value-type="float">
            <text:p>3978</text:p>
          </table:table-cell>
          <table:table-cell office:value-type="float" office:value="1000" calcext:value-type="float">
            <text:p>1000</text:p>
          </table:table-cell>
          <table:table-cell office:value-type="float" office:value="3.978" calcext:value-type="float">
            <text:p>3.9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58300752720769" calcext:value-type="float">
            <text:p>5.58300752720769</text:p>
          </table:table-cell>
          <table:table-cell table:formula="of:=LOG([.Q2])/LOG(2)" office:value-type="float" office:value="6.06608919045777" calcext:value-type="float">
            <text:p>6.066089190457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7139" calcext:value-type="float">
            <text:p>87139</text:p>
          </table:table-cell>
          <table:table-cell office:value-type="float" office:value="1000" calcext:value-type="float">
            <text:p>1000</text:p>
          </table:table-cell>
          <table:table-cell office:value-type="float" office:value="87.139" calcext:value-type="float">
            <text:p>87.139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0.217277" calcext:value-type="float">
            <text:p>0.2172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7277" calcext:value-type="float">
            <text:p>0.000217277</text:p>
          </table:table-cell>
          <table:table-cell office:value-type="float" office:value="0.000156821" calcext:value-type="float">
            <text:p>0.000156821</text:p>
          </table:table-cell>
          <table:table-cell office:value-type="float" office:value="0.000283752" calcext:value-type="float">
            <text:p>0.000283752</text:p>
          </table:table-cell>
          <table:table-cell office:value-type="float" office:value="73644" calcext:value-type="float">
            <text:p>73644</text:p>
          </table:table-cell>
          <table:table-cell office:value-type="float" office:value="1000" calcext:value-type="float">
            <text:p>1000</text:p>
          </table:table-cell>
          <table:table-cell office:value-type="float" office:value="73.644" calcext:value-type="float">
            <text:p>73.644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4730" calcext:value-type="float">
            <text:p>4730</text:p>
          </table:table-cell>
          <table:table-cell office:value-type="float" office:value="1000" calcext:value-type="float">
            <text:p>1000</text:p>
          </table:table-cell>
          <table:table-cell office:value-type="float" office:value="4.73" calcext:value-type="float">
            <text:p>4.7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20249608419658" calcext:value-type="float">
            <text:p>6.20249608419658</text:p>
          </table:table-cell>
          <table:table-cell table:formula="of:=LOG([.Q3])/LOG(2)" office:value-type="float" office:value="6.76818432477693" calcext:value-type="float">
            <text:p>6.76818432477693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0621" calcext:value-type="float">
            <text:p>130621</text:p>
          </table:table-cell>
          <table:table-cell office:value-type="float" office:value="1000" calcext:value-type="float">
            <text:p>1000</text:p>
          </table:table-cell>
          <table:table-cell office:value-type="float" office:value="130.621" calcext:value-type="float">
            <text:p>130.621</text:p>
          </table:table-cell>
          <table:table-cell office:value-type="float" office:value="104" calcext:value-type="float">
            <text:p>104</text:p>
          </table:table-cell>
          <table:table-cell office:value-type="float" office:value="161" calcext:value-type="float">
            <text:p>161</text:p>
          </table:table-cell>
          <table:table-cell office:value-type="float" office:value="0.311496" calcext:value-type="float">
            <text:p>0.3114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1496" calcext:value-type="float">
            <text:p>0.000311496</text:p>
          </table:table-cell>
          <table:table-cell office:value-type="float" office:value="0.000226555" calcext:value-type="float">
            <text:p>0.000226555</text:p>
          </table:table-cell>
          <table:table-cell office:value-type="float" office:value="0.000441732" calcext:value-type="float">
            <text:p>0.000441732</text:p>
          </table:table-cell>
          <table:table-cell office:value-type="float" office:value="104074" calcext:value-type="float">
            <text:p>104074</text:p>
          </table:table-cell>
          <table:table-cell office:value-type="float" office:value="1000" calcext:value-type="float">
            <text:p>1000</text:p>
          </table:table-cell>
          <table:table-cell office:value-type="float" office:value="104.074" calcext:value-type="float">
            <text:p>104.074</text:p>
          </table:table-cell>
          <table:table-cell office:value-type="float" office:value="66" calcext:value-type="float">
            <text:p>66</text:p>
          </table:table-cell>
          <table:table-cell office:value-type="float" office:value="157" calcext:value-type="float">
            <text:p>157</text:p>
          </table:table-cell>
          <table:table-cell office:value-type="float" office:value="5398" calcext:value-type="float">
            <text:p>5398</text:p>
          </table:table-cell>
          <table:table-cell office:value-type="float" office:value="1000" calcext:value-type="float">
            <text:p>1000</text:p>
          </table:table-cell>
          <table:table-cell office:value-type="float" office:value="5.398" calcext:value-type="float">
            <text:p>5.3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70146588611524" calcext:value-type="float">
            <text:p>6.70146588611524</text:p>
          </table:table-cell>
          <table:table-cell table:formula="of:=LOG([.Q4])/LOG(2)" office:value-type="float" office:value="7.29462074889163" calcext:value-type="float">
            <text:p>7.294620748891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4452" calcext:value-type="float">
            <text:p>174452</text:p>
          </table:table-cell>
          <table:table-cell office:value-type="float" office:value="1000" calcext:value-type="float">
            <text:p>1000</text:p>
          </table:table-cell>
          <table:table-cell office:value-type="float" office:value="174.452" calcext:value-type="float">
            <text:p>174.452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  <table:table-cell office:value-type="float" office:value="0.453377" calcext:value-type="float">
            <text:p>0.4533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53377" calcext:value-type="float">
            <text:p>0.000453377</text:p>
          </table:table-cell>
          <table:table-cell office:value-type="float" office:value="0.000319005" calcext:value-type="float">
            <text:p>0.000319005</text:p>
          </table:table-cell>
          <table:table-cell office:value-type="float" office:value="0.000632155" calcext:value-type="float">
            <text:p>0.000632155</text:p>
          </table:table-cell>
          <table:table-cell office:value-type="float" office:value="140813" calcext:value-type="float">
            <text:p>140813</text:p>
          </table:table-cell>
          <table:table-cell office:value-type="float" office:value="1000" calcext:value-type="float">
            <text:p>1000</text:p>
          </table:table-cell>
          <table:table-cell office:value-type="float" office:value="140.813" calcext:value-type="float">
            <text:p>140.813</text:p>
          </table:table-cell>
          <table:table-cell office:value-type="float" office:value="76" calcext:value-type="float">
            <text:p>76</text:p>
          </table:table-cell>
          <table:table-cell office:value-type="float" office:value="213" calcext:value-type="float">
            <text:p>213</text:p>
          </table:table-cell>
          <table:table-cell office:value-type="float" office:value="6286" calcext:value-type="float">
            <text:p>6286</text:p>
          </table:table-cell>
          <table:table-cell office:value-type="float" office:value="1000" calcext:value-type="float">
            <text:p>1000</text:p>
          </table:table-cell>
          <table:table-cell office:value-type="float" office:value="6.286" calcext:value-type="float">
            <text:p>6.2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13763672097837" calcext:value-type="float">
            <text:p>7.13763672097837</text:p>
          </table:table-cell>
          <table:table-cell table:formula="of:=LOG([.Q5])/LOG(2)" office:value-type="float" office:value="7.73470962022584" calcext:value-type="float">
            <text:p>7.734709620225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7735" calcext:value-type="float">
            <text:p>217735</text:p>
          </table:table-cell>
          <table:table-cell office:value-type="float" office:value="1000" calcext:value-type="float">
            <text:p>1000</text:p>
          </table:table-cell>
          <table:table-cell office:value-type="float" office:value="217.735" calcext:value-type="float">
            <text:p>217.735</text:p>
          </table:table-cell>
          <table:table-cell office:value-type="float" office:value="179" calcext:value-type="float">
            <text:p>179</text:p>
          </table:table-cell>
          <table:table-cell office:value-type="float" office:value="251" calcext:value-type="float">
            <text:p>251</text:p>
          </table:table-cell>
          <table:table-cell office:value-type="float" office:value="0.683018" calcext:value-type="float">
            <text:p>0.6830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83018" calcext:value-type="float">
            <text:p>0.000683018</text:p>
          </table:table-cell>
          <table:table-cell office:value-type="float" office:value="0.000424833" calcext:value-type="float">
            <text:p>0.000424833</text:p>
          </table:table-cell>
          <table:table-cell office:value-type="float" office:value="0.00109178" calcext:value-type="float">
            <text:p>0.00109178</text:p>
          </table:table-cell>
          <table:table-cell office:value-type="float" office:value="196742" calcext:value-type="float">
            <text:p>196742</text:p>
          </table:table-cell>
          <table:table-cell office:value-type="float" office:value="1000" calcext:value-type="float">
            <text:p>1000</text:p>
          </table:table-cell>
          <table:table-cell office:value-type="float" office:value="196.742" calcext:value-type="float">
            <text:p>196.742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float" office:value="7257" calcext:value-type="float">
            <text:p>7257</text:p>
          </table:table-cell>
          <table:table-cell office:value-type="float" office:value="1000" calcext:value-type="float">
            <text:p>1000</text:p>
          </table:table-cell>
          <table:table-cell office:value-type="float" office:value="7.257" calcext:value-type="float">
            <text:p>7.25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62016116327126" calcext:value-type="float">
            <text:p>7.62016116327126</text:p>
          </table:table-cell>
          <table:table-cell table:formula="of:=LOG([.Q6])/LOG(2)" office:value-type="float" office:value="8.64024493622235" calcext:value-type="float">
            <text:p>8.640244936222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0907" calcext:value-type="float">
            <text:p>260907</text:p>
          </table:table-cell>
          <table:table-cell office:value-type="float" office:value="1000" calcext:value-type="float">
            <text:p>1000</text:p>
          </table:table-cell>
          <table:table-cell office:value-type="float" office:value="260.907" calcext:value-type="float">
            <text:p>260.907</text:p>
          </table:table-cell>
          <table:table-cell office:value-type="float" office:value="228" calcext:value-type="float">
            <text:p>228</text:p>
          </table:table-cell>
          <table:table-cell office:value-type="float" office:value="296" calcext:value-type="float">
            <text:p>296</text:p>
          </table:table-cell>
          <table:table-cell office:value-type="float" office:value="1.06666" calcext:value-type="float">
            <text:p>1.066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6666" calcext:value-type="float">
            <text:p>0.00106666</text:p>
          </table:table-cell>
          <table:table-cell office:value-type="float" office:value="0.000680921" calcext:value-type="float">
            <text:p>0.000680921</text:p>
          </table:table-cell>
          <table:table-cell office:value-type="float" office:value="0.00192464" calcext:value-type="float">
            <text:p>0.00192464</text:p>
          </table:table-cell>
          <table:table-cell office:value-type="float" office:value="280255" calcext:value-type="float">
            <text:p>280255</text:p>
          </table:table-cell>
          <table:table-cell office:value-type="float" office:value="1000" calcext:value-type="float">
            <text:p>1000</text:p>
          </table:table-cell>
          <table:table-cell office:value-type="float" office:value="280.255" calcext:value-type="float">
            <text:p>280.255</text:p>
          </table:table-cell>
          <table:table-cell office:value-type="float" office:value="134" calcext:value-type="float">
            <text:p>134</text:p>
          </table:table-cell>
          <table:table-cell office:value-type="float" office:value="530" calcext:value-type="float">
            <text:p>530</text:p>
          </table:table-cell>
          <table:table-cell office:value-type="float" office:value="8481" calcext:value-type="float">
            <text:p>8481</text:p>
          </table:table-cell>
          <table:table-cell office:value-type="float" office:value="1000" calcext:value-type="float">
            <text:p>1000</text:p>
          </table:table-cell>
          <table:table-cell office:value-type="float" office:value="8.481" calcext:value-type="float">
            <text:p>8.48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13059630200563" calcext:value-type="float">
            <text:p>8.13059630200563</text:p>
          </table:table-cell>
          <table:table-cell table:formula="of:=LOG([.Q7])/LOG(2)" office:value-type="float" office:value="9.04984854945056" calcext:value-type="float">
            <text:p>9.049848549450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4468" calcext:value-type="float">
            <text:p>304468</text:p>
          </table:table-cell>
          <table:table-cell office:value-type="float" office:value="1000" calcext:value-type="float">
            <text:p>1000</text:p>
          </table:table-cell>
          <table:table-cell office:value-type="float" office:value="304.468" calcext:value-type="float">
            <text:p>304.468</text:p>
          </table:table-cell>
          <table:table-cell office:value-type="float" office:value="271" calcext:value-type="float">
            <text:p>271</text:p>
          </table:table-cell>
          <table:table-cell office:value-type="float" office:value="337" calcext:value-type="float">
            <text:p>337</text:p>
          </table:table-cell>
          <table:table-cell office:value-type="float" office:value="1.72591" calcext:value-type="float">
            <text:p>1.725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2591" calcext:value-type="float">
            <text:p>0.00172591</text:p>
          </table:table-cell>
          <table:table-cell office:value-type="float" office:value="0.000892474" calcext:value-type="float">
            <text:p>0.000892474</text:p>
          </table:table-cell>
          <table:table-cell office:value-type="float" office:value="0.00405749" calcext:value-type="float">
            <text:p>0.00405749</text:p>
          </table:table-cell>
          <table:table-cell office:value-type="float" office:value="405455" calcext:value-type="float">
            <text:p>405455</text:p>
          </table:table-cell>
          <table:table-cell office:value-type="float" office:value="1000" calcext:value-type="float">
            <text:p>1000</text:p>
          </table:table-cell>
          <table:table-cell office:value-type="float" office:value="405.455" calcext:value-type="float">
            <text:p>405.455</text:p>
          </table:table-cell>
          <table:table-cell office:value-type="float" office:value="153" calcext:value-type="float">
            <text:p>153</text:p>
          </table:table-cell>
          <table:table-cell office:value-type="float" office:value="1188" calcext:value-type="float">
            <text:p>1188</text:p>
          </table:table-cell>
          <table:table-cell office:value-type="float" office:value="10166" calcext:value-type="float">
            <text:p>10166</text:p>
          </table:table-cell>
          <table:table-cell office:value-type="float" office:value="1000" calcext:value-type="float">
            <text:p>1000</text:p>
          </table:table-cell>
          <table:table-cell office:value-type="float" office:value="10.166" calcext:value-type="float">
            <text:p>10.16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66339799354059" calcext:value-type="float">
            <text:p>8.66339799354059</text:p>
          </table:table-cell>
          <table:table-cell table:formula="of:=LOG([.Q8])/LOG(2)" office:value-type="float" office:value="10.2143191208008" calcext:value-type="float">
            <text:p>10.21431912080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8569" calcext:value-type="float">
            <text:p>348569</text:p>
          </table:table-cell>
          <table:table-cell office:value-type="float" office:value="1000" calcext:value-type="float">
            <text:p>1000</text:p>
          </table:table-cell>
          <table:table-cell office:value-type="float" office:value="348.569" calcext:value-type="float">
            <text:p>348.569</text:p>
          </table:table-cell>
          <table:table-cell office:value-type="float" office:value="318" calcext:value-type="float">
            <text:p>318</text:p>
          </table:table-cell>
          <table:table-cell office:value-type="float" office:value="377" calcext:value-type="float">
            <text:p>377</text:p>
          </table:table-cell>
          <table:table-cell office:value-type="float" office:value="2.88313" calcext:value-type="float">
            <text:p>2.883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8313" calcext:value-type="float">
            <text:p>0.00288313</text:p>
          </table:table-cell>
          <table:table-cell office:value-type="float" office:value="0.00137115" calcext:value-type="float">
            <text:p>0.00137115</text:p>
          </table:table-cell>
          <table:table-cell office:value-type="float" office:value="0.00556807" calcext:value-type="float">
            <text:p>0.00556807</text:p>
          </table:table-cell>
          <table:table-cell office:value-type="float" office:value="601968" calcext:value-type="float">
            <text:p>601968</text:p>
          </table:table-cell>
          <table:table-cell office:value-type="float" office:value="1000" calcext:value-type="float">
            <text:p>1000</text:p>
          </table:table-cell>
          <table:table-cell office:value-type="float" office:value="601.968" calcext:value-type="float">
            <text:p>601.968</text:p>
          </table:table-cell>
          <table:table-cell office:value-type="float" office:value="189" calcext:value-type="float">
            <text:p>189</text:p>
          </table:table-cell>
          <table:table-cell office:value-type="float" office:value="1366" calcext:value-type="float">
            <text:p>1366</text:p>
          </table:table-cell>
          <table:table-cell office:value-type="float" office:value="12586" calcext:value-type="float">
            <text:p>12586</text:p>
          </table:table-cell>
          <table:table-cell office:value-type="float" office:value="1000" calcext:value-type="float">
            <text:p>1000</text:p>
          </table:table-cell>
          <table:table-cell office:value-type="float" office:value="12.586" calcext:value-type="float">
            <text:p>12.58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9.23354298661292" calcext:value-type="float">
            <text:p>9.23354298661292</text:p>
          </table:table-cell>
          <table:table-cell table:formula="of:=LOG([.Q9])/LOG(2)" office:value-type="float" office:value="10.4157417682901" calcext:value-type="float">
            <text:p>10.41574176829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1778" calcext:value-type="float">
            <text:p>391778</text:p>
          </table:table-cell>
          <table:table-cell office:value-type="float" office:value="1000" calcext:value-type="float">
            <text:p>1000</text:p>
          </table:table-cell>
          <table:table-cell office:value-type="float" office:value="391.778" calcext:value-type="float">
            <text:p>391.778</text:p>
          </table:table-cell>
          <table:table-cell office:value-type="float" office:value="368" calcext:value-type="float">
            <text:p>368</text:p>
          </table:table-cell>
          <table:table-cell office:value-type="float" office:value="413" calcext:value-type="float">
            <text:p>413</text:p>
          </table:table-cell>
          <table:table-cell office:value-type="float" office:value="3.80284" calcext:value-type="float">
            <text:p>3.802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80284" calcext:value-type="float">
            <text:p>0.00380284</text:p>
          </table:table-cell>
          <table:table-cell office:value-type="float" office:value="0.000973943" calcext:value-type="float">
            <text:p>0.000973943</text:p>
          </table:table-cell>
          <table:table-cell office:value-type="float" office:value="0.0131249" calcext:value-type="float">
            <text:p>0.0131249</text:p>
          </table:table-cell>
          <table:table-cell office:value-type="float" office:value="724152" calcext:value-type="float">
            <text:p>724152</text:p>
          </table:table-cell>
          <table:table-cell office:value-type="float" office:value="1000" calcext:value-type="float">
            <text:p>1000</text:p>
          </table:table-cell>
          <table:table-cell office:value-type="float" office:value="724.152" calcext:value-type="float">
            <text:p>724.152</text:p>
          </table:table-cell>
          <table:table-cell office:value-type="float" office:value="102" calcext:value-type="float">
            <text:p>102</text:p>
          </table:table-cell>
          <table:table-cell office:value-type="float" office:value="4637" calcext:value-type="float">
            <text:p>4637</text:p>
          </table:table-cell>
          <table:table-cell office:value-type="float" office:value="16832" calcext:value-type="float">
            <text:p>16832</text:p>
          </table:table-cell>
          <table:table-cell office:value-type="float" office:value="1000" calcext:value-type="float">
            <text:p>1000</text:p>
          </table:table-cell>
          <table:table-cell office:value-type="float" office:value="16.832" calcext:value-type="float">
            <text:p>16.83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9.50014874154464" calcext:value-type="float">
            <text:p>9.50014874154464</text:p>
          </table:table-cell>
          <table:table-cell table:formula="of:=LOG([.Q10])/LOG(2)" office:value-type="float" office:value="12.1789760113745" calcext:value-type="float">
            <text:p>12.1789760113745</text:p>
          </table:table-cell>
        </table:table-row>
      </table:table>
      <table:table table:name="summary_4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7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7962" calcext:value-type="float">
            <text:p>77962</text:p>
          </table:table-cell>
          <table:table-cell office:value-type="float" office:value="1000" calcext:value-type="float">
            <text:p>1000</text:p>
          </table:table-cell>
          <table:table-cell office:value-type="float" office:value="77.962" calcext:value-type="float">
            <text:p>77.962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float" office:value="0.288152" calcext:value-type="float">
            <text:p>0.2881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8152" calcext:value-type="float">
            <text:p>0.000288152</text:p>
          </table:table-cell>
          <table:table-cell office:value-type="float" office:value="0.000255236" calcext:value-type="float">
            <text:p>0.000255236</text:p>
          </table:table-cell>
          <table:table-cell office:value-type="float" office:value="0.000359161" calcext:value-type="float">
            <text:p>0.000359161</text:p>
          </table:table-cell>
          <table:table-cell office:value-type="float" office:value="79559" calcext:value-type="float">
            <text:p>79559</text:p>
          </table:table-cell>
          <table:table-cell office:value-type="float" office:value="1000" calcext:value-type="float">
            <text:p>1000</text:p>
          </table:table-cell>
          <table:table-cell office:value-type="float" office:value="79.559" calcext:value-type="float">
            <text:p>79.559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4077" calcext:value-type="float">
            <text:p>4077</text:p>
          </table:table-cell>
          <table:table-cell office:value-type="float" office:value="1000" calcext:value-type="float">
            <text:p>1000</text:p>
          </table:table-cell>
          <table:table-cell office:value-type="float" office:value="4.077" calcext:value-type="float">
            <text:p>4.0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31395323752323" calcext:value-type="float">
            <text:p>6.31395323752323</text:p>
          </table:table-cell>
          <table:table-cell table:formula="of:=LOG([.Q2])/LOG(2)" office:value-type="float" office:value="6.7279204545632" calcext:value-type="float">
            <text:p>6.72792045456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5887" calcext:value-type="float">
            <text:p>155887</text:p>
          </table:table-cell>
          <table:table-cell office:value-type="float" office:value="1000" calcext:value-type="float">
            <text:p>1000</text:p>
          </table:table-cell>
          <table:table-cell office:value-type="float" office:value="155.887" calcext:value-type="float">
            <text:p>155.887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office:value-type="float" office:value="0.425839" calcext:value-type="float">
            <text:p>0.4258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5839" calcext:value-type="float">
            <text:p>0.000425839</text:p>
          </table:table-cell>
          <table:table-cell office:value-type="float" office:value="0.000342581" calcext:value-type="float">
            <text:p>0.000342581</text:p>
          </table:table-cell>
          <table:table-cell office:value-type="float" office:value="0.000530201" calcext:value-type="float">
            <text:p>0.000530201</text:p>
          </table:table-cell>
          <table:table-cell office:value-type="float" office:value="130425" calcext:value-type="float">
            <text:p>130425</text:p>
          </table:table-cell>
          <table:table-cell office:value-type="float" office:value="1000" calcext:value-type="float">
            <text:p>1000</text:p>
          </table:table-cell>
          <table:table-cell office:value-type="float" office:value="130.425" calcext:value-type="float">
            <text:p>130.425</text:p>
          </table:table-cell>
          <table:table-cell office:value-type="float" office:value="84" calcext:value-type="float">
            <text:p>84</text:p>
          </table:table-cell>
          <table:table-cell office:value-type="float" office:value="184" calcext:value-type="float">
            <text:p>184</text:p>
          </table:table-cell>
          <table:table-cell office:value-type="float" office:value="5029" calcext:value-type="float">
            <text:p>5029</text:p>
          </table:table-cell>
          <table:table-cell office:value-type="float" office:value="1000" calcext:value-type="float">
            <text:p>1000</text:p>
          </table:table-cell>
          <table:table-cell office:value-type="float" office:value="5.029" calcext:value-type="float">
            <text:p>5.0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02707662314038" calcext:value-type="float">
            <text:p>7.02707662314038</text:p>
          </table:table-cell>
          <table:table-cell table:formula="of:=LOG([.Q3])/LOG(2)" office:value-type="float" office:value="7.52356195605701" calcext:value-type="float">
            <text:p>7.523561956057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3776" calcext:value-type="float">
            <text:p>233776</text:p>
          </table:table-cell>
          <table:table-cell office:value-type="float" office:value="1000" calcext:value-type="float">
            <text:p>1000</text:p>
          </table:table-cell>
          <table:table-cell office:value-type="float" office:value="233.776" calcext:value-type="float">
            <text:p>233.776</text:p>
          </table:table-cell>
          <table:table-cell office:value-type="float" office:value="187" calcext:value-type="float">
            <text:p>187</text:p>
          </table:table-cell>
          <table:table-cell office:value-type="float" office:value="275" calcext:value-type="float">
            <text:p>275</text:p>
          </table:table-cell>
          <table:table-cell office:value-type="float" office:value="0.661475" calcext:value-type="float">
            <text:p>0.6614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1475" calcext:value-type="float">
            <text:p>0.000661475</text:p>
          </table:table-cell>
          <table:table-cell office:value-type="float" office:value="0.000488705" calcext:value-type="float">
            <text:p>0.000488705</text:p>
          </table:table-cell>
          <table:table-cell office:value-type="float" office:value="0.000872987" calcext:value-type="float">
            <text:p>0.000872987</text:p>
          </table:table-cell>
          <table:table-cell office:value-type="float" office:value="195795" calcext:value-type="float">
            <text:p>195795</text:p>
          </table:table-cell>
          <table:table-cell office:value-type="float" office:value="1000" calcext:value-type="float">
            <text:p>1000</text:p>
          </table:table-cell>
          <table:table-cell office:value-type="float" office:value="195.795" calcext:value-type="float">
            <text:p>195.795</text:p>
          </table:table-cell>
          <table:table-cell office:value-type="float" office:value="118" calcext:value-type="float">
            <text:p>118</text:p>
          </table:table-cell>
          <table:table-cell office:value-type="float" office:value="310" calcext:value-type="float">
            <text:p>310</text:p>
          </table:table-cell>
          <table:table-cell office:value-type="float" office:value="5884" calcext:value-type="float">
            <text:p>5884</text:p>
          </table:table-cell>
          <table:table-cell office:value-type="float" office:value="1000" calcext:value-type="float">
            <text:p>1000</text:p>
          </table:table-cell>
          <table:table-cell office:value-type="float" office:value="5.884" calcext:value-type="float">
            <text:p>5.8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61320011320812" calcext:value-type="float">
            <text:p>7.61320011320812</text:p>
          </table:table-cell>
          <table:table-cell table:formula="of:=LOG([.Q4])/LOG(2)" office:value-type="float" office:value="8.27612440527424" calcext:value-type="float">
            <text:p>8.27612440527424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12291" calcext:value-type="float">
            <text:p>312291</text:p>
          </table:table-cell>
          <table:table-cell office:value-type="float" office:value="1000" calcext:value-type="float">
            <text:p>1000</text:p>
          </table:table-cell>
          <table:table-cell office:value-type="float" office:value="312.291" calcext:value-type="float">
            <text:p>312.291</text:p>
          </table:table-cell>
          <table:table-cell office:value-type="float" office:value="267" calcext:value-type="float">
            <text:p>267</text:p>
          </table:table-cell>
          <table:table-cell office:value-type="float" office:value="354" calcext:value-type="float">
            <text:p>354</text:p>
          </table:table-cell>
          <table:table-cell office:value-type="float" office:value="1.0693" calcext:value-type="float">
            <text:p>1.06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693" calcext:value-type="float">
            <text:p>0.0010693</text:p>
          </table:table-cell>
          <table:table-cell office:value-type="float" office:value="0.000752228" calcext:value-type="float">
            <text:p>0.000752228</text:p>
          </table:table-cell>
          <table:table-cell office:value-type="float" office:value="0.0014735" calcext:value-type="float">
            <text:p>0.0014735</text:p>
          </table:table-cell>
          <table:table-cell office:value-type="float" office:value="297082" calcext:value-type="float">
            <text:p>297082</text:p>
          </table:table-cell>
          <table:table-cell office:value-type="float" office:value="1000" calcext:value-type="float">
            <text:p>1000</text:p>
          </table:table-cell>
          <table:table-cell office:value-type="float" office:value="297.082" calcext:value-type="float">
            <text:p>297.082</text:p>
          </table:table-cell>
          <table:table-cell office:value-type="float" office:value="171" calcext:value-type="float">
            <text:p>171</text:p>
          </table:table-cell>
          <table:table-cell office:value-type="float" office:value="490" calcext:value-type="float">
            <text:p>490</text:p>
          </table:table-cell>
          <table:table-cell office:value-type="float" office:value="6849" calcext:value-type="float">
            <text:p>6849</text:p>
          </table:table-cell>
          <table:table-cell office:value-type="float" office:value="1000" calcext:value-type="float">
            <text:p>1000</text:p>
          </table:table-cell>
          <table:table-cell office:value-type="float" office:value="6.849" calcext:value-type="float">
            <text:p>6.84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21471738566691" calcext:value-type="float">
            <text:p>8.21471738566691</text:p>
          </table:table-cell>
          <table:table-cell table:formula="of:=LOG([.Q5])/LOG(2)" office:value-type="float" office:value="8.93663793900257" calcext:value-type="float">
            <text:p>8.936637939002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89925" calcext:value-type="float">
            <text:p>389925</text:p>
          </table:table-cell>
          <table:table-cell office:value-type="float" office:value="1000" calcext:value-type="float">
            <text:p>1000</text:p>
          </table:table-cell>
          <table:table-cell office:value-type="float" office:value="389.925" calcext:value-type="float">
            <text:p>389.925</text:p>
          </table:table-cell>
          <table:table-cell office:value-type="float" office:value="345" calcext:value-type="float">
            <text:p>345</text:p>
          </table:table-cell>
          <table:table-cell office:value-type="float" office:value="430" calcext:value-type="float">
            <text:p>430</text:p>
          </table:table-cell>
          <table:table-cell office:value-type="float" office:value="1.8283" calcext:value-type="float">
            <text:p>1.82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283" calcext:value-type="float">
            <text:p>0.0018283</text:p>
          </table:table-cell>
          <table:table-cell office:value-type="float" office:value="0.00118951" calcext:value-type="float">
            <text:p>0.00118951</text:p>
          </table:table-cell>
          <table:table-cell office:value-type="float" office:value="0.00272376" calcext:value-type="float">
            <text:p>0.00272376</text:p>
          </table:table-cell>
          <table:table-cell office:value-type="float" office:value="466039" calcext:value-type="float">
            <text:p>466039</text:p>
          </table:table-cell>
          <table:table-cell office:value-type="float" office:value="1000" calcext:value-type="float">
            <text:p>1000</text:p>
          </table:table-cell>
          <table:table-cell office:value-type="float" office:value="466.039" calcext:value-type="float">
            <text:p>466.039</text:p>
          </table:table-cell>
          <table:table-cell office:value-type="float" office:value="259" calcext:value-type="float">
            <text:p>259</text:p>
          </table:table-cell>
          <table:table-cell office:value-type="float" office:value="755" calcext:value-type="float">
            <text:p>755</text:p>
          </table:table-cell>
          <table:table-cell office:value-type="float" office:value="7977" calcext:value-type="float">
            <text:p>7977</text:p>
          </table:table-cell>
          <table:table-cell office:value-type="float" office:value="1000" calcext:value-type="float">
            <text:p>1000</text:p>
          </table:table-cell>
          <table:table-cell office:value-type="float" office:value="7.977" calcext:value-type="float">
            <text:p>7.97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86430688017421" calcext:value-type="float">
            <text:p>8.86430688017421</text:p>
          </table:table-cell>
          <table:table-cell table:formula="of:=LOG([.Q6])/LOG(2)" office:value-type="float" office:value="9.56033283421244" calcext:value-type="float">
            <text:p>9.560332834212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68104" calcext:value-type="float">
            <text:p>468104</text:p>
          </table:table-cell>
          <table:table-cell office:value-type="float" office:value="1000" calcext:value-type="float">
            <text:p>1000</text:p>
          </table:table-cell>
          <table:table-cell office:value-type="float" office:value="468.104" calcext:value-type="float">
            <text:p>468.104</text:p>
          </table:table-cell>
          <table:table-cell office:value-type="float" office:value="424" calcext:value-type="float">
            <text:p>424</text:p>
          </table:table-cell>
          <table:table-cell office:value-type="float" office:value="507" calcext:value-type="float">
            <text:p>507</text:p>
          </table:table-cell>
          <table:table-cell office:value-type="float" office:value="3.35261" calcext:value-type="float">
            <text:p>3.352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5261" calcext:value-type="float">
            <text:p>0.00335261</text:p>
          </table:table-cell>
          <table:table-cell office:value-type="float" office:value="0.00224377" calcext:value-type="float">
            <text:p>0.00224377</text:p>
          </table:table-cell>
          <table:table-cell office:value-type="float" office:value="0.00552212" calcext:value-type="float">
            <text:p>0.00552212</text:p>
          </table:table-cell>
          <table:table-cell office:value-type="float" office:value="770620" calcext:value-type="float">
            <text:p>770620</text:p>
          </table:table-cell>
          <table:table-cell office:value-type="float" office:value="1000" calcext:value-type="float">
            <text:p>1000</text:p>
          </table:table-cell>
          <table:table-cell office:value-type="float" office:value="770.62" calcext:value-type="float">
            <text:p>770.62</text:p>
          </table:table-cell>
          <table:table-cell office:value-type="float" office:value="383" calcext:value-type="float">
            <text:p>383</text:p>
          </table:table-cell>
          <table:table-cell office:value-type="float" office:value="1510" calcext:value-type="float">
            <text:p>1510</text:p>
          </table:table-cell>
          <table:table-cell office:value-type="float" office:value="9393" calcext:value-type="float">
            <text:p>9393</text:p>
          </table:table-cell>
          <table:table-cell office:value-type="float" office:value="1000" calcext:value-type="float">
            <text:p>1000</text:p>
          </table:table-cell>
          <table:table-cell office:value-type="float" office:value="9.393" calcext:value-type="float">
            <text:p>9.39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58987581870807" calcext:value-type="float">
            <text:p>9.58987581870807</text:p>
          </table:table-cell>
          <table:table-cell table:formula="of:=LOG([.Q7])/LOG(2)" office:value-type="float" office:value="10.5603328342124" calcext:value-type="float">
            <text:p>10.56033283421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45871" calcext:value-type="float">
            <text:p>545871</text:p>
          </table:table-cell>
          <table:table-cell office:value-type="float" office:value="1000" calcext:value-type="float">
            <text:p>1000</text:p>
          </table:table-cell>
          <table:table-cell office:value-type="float" office:value="545.871" calcext:value-type="float">
            <text:p>545.871</text:p>
          </table:table-cell>
          <table:table-cell office:value-type="float" office:value="510" calcext:value-type="float">
            <text:p>510</text:p>
          </table:table-cell>
          <table:table-cell office:value-type="float" office:value="599" calcext:value-type="float">
            <text:p>599</text:p>
          </table:table-cell>
          <table:table-cell office:value-type="float" office:value="6.60635" calcext:value-type="float">
            <text:p>6.606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660635" calcext:value-type="float">
            <text:p>0.00660635</text:p>
          </table:table-cell>
          <table:table-cell office:value-type="float" office:value="0.00371574" calcext:value-type="float">
            <text:p>0.00371574</text:p>
          </table:table-cell>
          <table:table-cell office:value-type="float" office:value="0.0111184" calcext:value-type="float">
            <text:p>0.0111184</text:p>
          </table:table-cell>
          <table:table-cell office:value-type="float" office:value="1348625" calcext:value-type="float">
            <text:p>1348625</text:p>
          </table:table-cell>
          <table:table-cell office:value-type="float" office:value="1000" calcext:value-type="float">
            <text:p>1000</text:p>
          </table:table-cell>
          <table:table-cell office:value-type="float" office:value="1348.62" calcext:value-type="float">
            <text:p>1348.62</text:p>
          </table:table-cell>
          <table:table-cell office:value-type="float" office:value="606" calcext:value-type="float">
            <text:p>606</text:p>
          </table:table-cell>
          <table:table-cell office:value-type="float" office:value="2734" calcext:value-type="float">
            <text:p>2734</text:p>
          </table:table-cell>
          <table:table-cell office:value-type="float" office:value="11359" calcext:value-type="float">
            <text:p>11359</text:p>
          </table:table-cell>
          <table:table-cell office:value-type="float" office:value="1000" calcext:value-type="float">
            <text:p>1000</text:p>
          </table:table-cell>
          <table:table-cell office:value-type="float" office:value="11.359" calcext:value-type="float">
            <text:p>11.35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3972681827298" calcext:value-type="float">
            <text:p>10.3972681827298</text:p>
          </table:table-cell>
          <table:table-cell table:formula="of:=LOG([.Q8])/LOG(2)" office:value-type="float" office:value="11.4167975276061" calcext:value-type="float">
            <text:p>11.41679752760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23751" calcext:value-type="float">
            <text:p>623751</text:p>
          </table:table-cell>
          <table:table-cell office:value-type="float" office:value="1000" calcext:value-type="float">
            <text:p>1000</text:p>
          </table:table-cell>
          <table:table-cell office:value-type="float" office:value="623.751" calcext:value-type="float">
            <text:p>623.751</text:p>
          </table:table-cell>
          <table:table-cell office:value-type="float" office:value="587" calcext:value-type="float">
            <text:p>587</text:p>
          </table:table-cell>
          <table:table-cell office:value-type="float" office:value="663" calcext:value-type="float">
            <text:p>663</text:p>
          </table:table-cell>
          <table:table-cell office:value-type="float" office:value="14.3691" calcext:value-type="float">
            <text:p>14.3691</text:p>
          </table:table-cell>
          <table:table-cell office:value-type="float" office:value="1000" calcext:value-type="float">
            <text:p>1000</text:p>
          </table:table-cell>
          <table:table-cell office:value-type="float" office:value="0.0143691" calcext:value-type="float">
            <text:p>0.0143691</text:p>
          </table:table-cell>
          <table:table-cell office:value-type="float" office:value="0.00700864" calcext:value-type="float">
            <text:p>0.00700864</text:p>
          </table:table-cell>
          <table:table-cell office:value-type="float" office:value="0.0255762" calcext:value-type="float">
            <text:p>0.0255762</text:p>
          </table:table-cell>
          <table:table-cell office:value-type="float" office:value="2561505" calcext:value-type="float">
            <text:p>2561505</text:p>
          </table:table-cell>
          <table:table-cell office:value-type="float" office:value="1000" calcext:value-type="float">
            <text:p>1000</text:p>
          </table:table-cell>
          <table:table-cell office:value-type="float" office:value="2561.51" calcext:value-type="float">
            <text:p>2561.51</text:p>
          </table:table-cell>
          <table:table-cell office:value-type="float" office:value="822" calcext:value-type="float">
            <text:p>822</text:p>
          </table:table-cell>
          <table:table-cell office:value-type="float" office:value="6332" calcext:value-type="float">
            <text:p>6332</text:p>
          </table:table-cell>
          <table:table-cell office:value-type="float" office:value="14339" calcext:value-type="float">
            <text:p>14339</text:p>
          </table:table-cell>
          <table:table-cell office:value-type="float" office:value="1000" calcext:value-type="float">
            <text:p>1000</text:p>
          </table:table-cell>
          <table:table-cell office:value-type="float" office:value="14.339" calcext:value-type="float">
            <text:p>14.33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3227788086709" calcext:value-type="float">
            <text:p>11.3227788086709</text:p>
          </table:table-cell>
          <table:table-cell table:formula="of:=LOG([.Q9])/LOG(2)" office:value-type="float" office:value="12.6284455401372" calcext:value-type="float">
            <text:p>12.62844554013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01959" calcext:value-type="float">
            <text:p>701959</text:p>
          </table:table-cell>
          <table:table-cell office:value-type="float" office:value="1000" calcext:value-type="float">
            <text:p>1000</text:p>
          </table:table-cell>
          <table:table-cell office:value-type="float" office:value="701.959" calcext:value-type="float">
            <text:p>701.959</text:p>
          </table:table-cell>
          <table:table-cell office:value-type="float" office:value="672" calcext:value-type="float">
            <text:p>672</text:p>
          </table:table-cell>
          <table:table-cell office:value-type="float" office:value="727" calcext:value-type="float">
            <text:p>727</text:p>
          </table:table-cell>
          <table:table-cell office:value-type="float" office:value="28.285" calcext:value-type="float">
            <text:p>28.285</text:p>
          </table:table-cell>
          <table:table-cell office:value-type="float" office:value="1000" calcext:value-type="float">
            <text:p>1000</text:p>
          </table:table-cell>
          <table:table-cell office:value-type="float" office:value="0.028285" calcext:value-type="float">
            <text:p>0.028285</text:p>
          </table:table-cell>
          <table:table-cell office:value-type="float" office:value="0.00723415" calcext:value-type="float">
            <text:p>0.00723415</text:p>
          </table:table-cell>
          <table:table-cell office:value-type="float" office:value="0.0726339" calcext:value-type="float">
            <text:p>0.0726339</text:p>
          </table:table-cell>
          <table:table-cell office:value-type="float" office:value="4488295" calcext:value-type="float">
            <text:p>4488295</text:p>
          </table:table-cell>
          <table:table-cell office:value-type="float" office:value="1000" calcext:value-type="float">
            <text:p>1000</text:p>
          </table:table-cell>
          <table:table-cell office:value-type="float" office:value="4488.3" calcext:value-type="float">
            <text:p>4488.3</text:p>
          </table:table-cell>
          <table:table-cell office:value-type="float" office:value="619" calcext:value-type="float">
            <text:p>619</text:p>
          </table:table-cell>
          <table:table-cell office:value-type="float" office:value="18070" calcext:value-type="float">
            <text:p>18070</text:p>
          </table:table-cell>
          <table:table-cell office:value-type="float" office:value="19812" calcext:value-type="float">
            <text:p>19812</text:p>
          </table:table-cell>
          <table:table-cell office:value-type="float" office:value="1000" calcext:value-type="float">
            <text:p>1000</text:p>
          </table:table-cell>
          <table:table-cell office:value-type="float" office:value="19.812" calcext:value-type="float">
            <text:p>19.8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2.1319533942201" calcext:value-type="float">
            <text:p>12.1319533942201</text:p>
          </table:table-cell>
          <table:table-cell table:formula="of:=LOG([.Q10])/LOG(2)" office:value-type="float" office:value="14.141308885752" calcext:value-type="float">
            <text:p>14.141308885752</text:p>
          </table:table-cell>
        </table:table-row>
      </table:table>
      <table:table table:name="summary_50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7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2815" calcext:value-type="float">
            <text:p>122815</text:p>
          </table:table-cell>
          <table:table-cell office:value-type="float" office:value="1000" calcext:value-type="float">
            <text:p>1000</text:p>
          </table:table-cell>
          <table:table-cell office:value-type="float" office:value="122.815" calcext:value-type="float">
            <text:p>122.815</text:p>
          </table:table-cell>
          <table:table-cell office:value-type="float" office:value="91" calcext:value-type="float">
            <text:p>91</text:p>
          </table:table-cell>
          <table:table-cell office:value-type="float" office:value="161" calcext:value-type="float">
            <text:p>161</text:p>
          </table:table-cell>
          <table:table-cell office:value-type="float" office:value="0.464638" calcext:value-type="float">
            <text:p>0.4646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4638" calcext:value-type="float">
            <text:p>0.000464638</text:p>
          </table:table-cell>
          <table:table-cell office:value-type="float" office:value="0.000403305" calcext:value-type="float">
            <text:p>0.000403305</text:p>
          </table:table-cell>
          <table:table-cell office:value-type="float" office:value="0.000542366" calcext:value-type="float">
            <text:p>0.000542366</text:p>
          </table:table-cell>
          <table:table-cell office:value-type="float" office:value="120761" calcext:value-type="float">
            <text:p>120761</text:p>
          </table:table-cell>
          <table:table-cell office:value-type="float" office:value="1000" calcext:value-type="float">
            <text:p>1000</text:p>
          </table:table-cell>
          <table:table-cell office:value-type="float" office:value="120.761" calcext:value-type="float">
            <text:p>120.761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4213" calcext:value-type="float">
            <text:p>4213</text:p>
          </table:table-cell>
          <table:table-cell office:value-type="float" office:value="1000" calcext:value-type="float">
            <text:p>1000</text:p>
          </table:table-cell>
          <table:table-cell office:value-type="float" office:value="4.213" calcext:value-type="float">
            <text:p>4.2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91601079848507" calcext:value-type="float">
            <text:p>6.91601079848507</text:p>
          </table:table-cell>
          <table:table-cell table:formula="of:=LOG([.Q2])/LOG(2)" office:value-type="float" office:value="7.33091687811462" calcext:value-type="float">
            <text:p>7.330916878114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5393" calcext:value-type="float">
            <text:p>245393</text:p>
          </table:table-cell>
          <table:table-cell office:value-type="float" office:value="1000" calcext:value-type="float">
            <text:p>1000</text:p>
          </table:table-cell>
          <table:table-cell office:value-type="float" office:value="245.393" calcext:value-type="float">
            <text:p>245.393</text:p>
          </table:table-cell>
          <table:table-cell office:value-type="float" office:value="204" calcext:value-type="float">
            <text:p>204</text:p>
          </table:table-cell>
          <table:table-cell office:value-type="float" office:value="300" calcext:value-type="float">
            <text:p>300</text:p>
          </table:table-cell>
          <table:table-cell office:value-type="float" office:value="0.739144" calcext:value-type="float">
            <text:p>0.7391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39144" calcext:value-type="float">
            <text:p>0.000739144</text:p>
          </table:table-cell>
          <table:table-cell office:value-type="float" office:value="0.000610144" calcext:value-type="float">
            <text:p>0.000610144</text:p>
          </table:table-cell>
          <table:table-cell office:value-type="float" office:value="0.000932651" calcext:value-type="float">
            <text:p>0.000932651</text:p>
          </table:table-cell>
          <table:table-cell office:value-type="float" office:value="210737" calcext:value-type="float">
            <text:p>210737</text:p>
          </table:table-cell>
          <table:table-cell office:value-type="float" office:value="1000" calcext:value-type="float">
            <text:p>1000</text:p>
          </table:table-cell>
          <table:table-cell office:value-type="float" office:value="210.737" calcext:value-type="float">
            <text:p>210.737</text:p>
          </table:table-cell>
          <table:table-cell office:value-type="float" office:value="143" calcext:value-type="float">
            <text:p>143</text:p>
          </table:table-cell>
          <table:table-cell office:value-type="float" office:value="280" calcext:value-type="float">
            <text:p>280</text:p>
          </table:table-cell>
          <table:table-cell office:value-type="float" office:value="5185" calcext:value-type="float">
            <text:p>5185</text:p>
          </table:table-cell>
          <table:table-cell office:value-type="float" office:value="1000" calcext:value-type="float">
            <text:p>1000</text:p>
          </table:table-cell>
          <table:table-cell office:value-type="float" office:value="5.185" calcext:value-type="float">
            <text:p>5.1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71929982633234" calcext:value-type="float">
            <text:p>7.71929982633234</text:p>
          </table:table-cell>
          <table:table-cell table:formula="of:=LOG([.Q3])/LOG(2)" office:value-type="float" office:value="8.12928301694497" calcext:value-type="float">
            <text:p>8.129283016944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6706" calcext:value-type="float">
            <text:p>366706</text:p>
          </table:table-cell>
          <table:table-cell office:value-type="float" office:value="1000" calcext:value-type="float">
            <text:p>1000</text:p>
          </table:table-cell>
          <table:table-cell office:value-type="float" office:value="366.706" calcext:value-type="float">
            <text:p>366.706</text:p>
          </table:table-cell>
          <table:table-cell office:value-type="float" office:value="313" calcext:value-type="float">
            <text:p>313</text:p>
          </table:table-cell>
          <table:table-cell office:value-type="float" office:value="416" calcext:value-type="float">
            <text:p>416</text:p>
          </table:table-cell>
          <table:table-cell office:value-type="float" office:value="1.23168" calcext:value-type="float">
            <text:p>1.231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3168" calcext:value-type="float">
            <text:p>0.00123168</text:p>
          </table:table-cell>
          <table:table-cell office:value-type="float" office:value="0.000925445" calcext:value-type="float">
            <text:p>0.000925445</text:p>
          </table:table-cell>
          <table:table-cell office:value-type="float" office:value="0.00158525" calcext:value-type="float">
            <text:p>0.00158525</text:p>
          </table:table-cell>
          <table:table-cell office:value-type="float" office:value="336582" calcext:value-type="float">
            <text:p>336582</text:p>
          </table:table-cell>
          <table:table-cell office:value-type="float" office:value="1000" calcext:value-type="float">
            <text:p>1000</text:p>
          </table:table-cell>
          <table:table-cell office:value-type="float" office:value="336.582" calcext:value-type="float">
            <text:p>336.582</text:p>
          </table:table-cell>
          <table:table-cell office:value-type="float" office:value="232" calcext:value-type="float">
            <text:p>232</text:p>
          </table:table-cell>
          <table:table-cell office:value-type="float" office:value="488" calcext:value-type="float">
            <text:p>488</text:p>
          </table:table-cell>
          <table:table-cell office:value-type="float" office:value="6133" calcext:value-type="float">
            <text:p>6133</text:p>
          </table:table-cell>
          <table:table-cell office:value-type="float" office:value="1000" calcext:value-type="float">
            <text:p>1000</text:p>
          </table:table-cell>
          <table:table-cell office:value-type="float" office:value="6.133" calcext:value-type="float">
            <text:p>6.1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39481421491227" calcext:value-type="float">
            <text:p>8.39481421491227</text:p>
          </table:table-cell>
          <table:table-cell table:formula="of:=LOG([.Q4])/LOG(2)" office:value-type="float" office:value="8.93073733756289" calcext:value-type="float">
            <text:p>8.930737337562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90200" calcext:value-type="float">
            <text:p>490200</text:p>
          </table:table-cell>
          <table:table-cell office:value-type="float" office:value="1000" calcext:value-type="float">
            <text:p>1000</text:p>
          </table:table-cell>
          <table:table-cell office:value-type="float" office:value="490.2" calcext:value-type="float">
            <text:p>490.2</text:p>
          </table:table-cell>
          <table:table-cell office:value-type="float" office:value="432" calcext:value-type="float">
            <text:p>432</text:p>
          </table:table-cell>
          <table:table-cell office:value-type="float" office:value="543" calcext:value-type="float">
            <text:p>543</text:p>
          </table:table-cell>
          <table:table-cell office:value-type="float" office:value="2.19317" calcext:value-type="float">
            <text:p>2.193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9317" calcext:value-type="float">
            <text:p>0.00219317</text:p>
          </table:table-cell>
          <table:table-cell office:value-type="float" office:value="0.00149869" calcext:value-type="float">
            <text:p>0.00149869</text:p>
          </table:table-cell>
          <table:table-cell office:value-type="float" office:value="0.00300724" calcext:value-type="float">
            <text:p>0.00300724</text:p>
          </table:table-cell>
          <table:table-cell office:value-type="float" office:value="564474" calcext:value-type="float">
            <text:p>564474</text:p>
          </table:table-cell>
          <table:table-cell office:value-type="float" office:value="1000" calcext:value-type="float">
            <text:p>1000</text:p>
          </table:table-cell>
          <table:table-cell office:value-type="float" office:value="564.474" calcext:value-type="float">
            <text:p>564.474</text:p>
          </table:table-cell>
          <table:table-cell office:value-type="float" office:value="339" calcext:value-type="float">
            <text:p>339</text:p>
          </table:table-cell>
          <table:table-cell office:value-type="float" office:value="848" calcext:value-type="float">
            <text:p>848</text:p>
          </table:table-cell>
          <table:table-cell office:value-type="float" office:value="7205" calcext:value-type="float">
            <text:p>7205</text:p>
          </table:table-cell>
          <table:table-cell office:value-type="float" office:value="1000" calcext:value-type="float">
            <text:p>1000</text:p>
          </table:table-cell>
          <table:table-cell office:value-type="float" office:value="7.205" calcext:value-type="float">
            <text:p>7.20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14076332093258" calcext:value-type="float">
            <text:p>9.14076332093258</text:p>
          </table:table-cell>
          <table:table-cell table:formula="of:=LOG([.Q5])/LOG(2)" office:value-type="float" office:value="9.7279204545632" calcext:value-type="float">
            <text:p>9.727920454563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12251" calcext:value-type="float">
            <text:p>612251</text:p>
          </table:table-cell>
          <table:table-cell office:value-type="float" office:value="1000" calcext:value-type="float">
            <text:p>1000</text:p>
          </table:table-cell>
          <table:table-cell office:value-type="float" office:value="612.251" calcext:value-type="float">
            <text:p>612.251</text:p>
          </table:table-cell>
          <table:table-cell office:value-type="float" office:value="556" calcext:value-type="float">
            <text:p>556</text:p>
          </table:table-cell>
          <table:table-cell office:value-type="float" office:value="677" calcext:value-type="float">
            <text:p>677</text:p>
          </table:table-cell>
          <table:table-cell office:value-type="float" office:value="4.21869" calcext:value-type="float">
            <text:p>4.218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421869" calcext:value-type="float">
            <text:p>0.00421869</text:p>
          </table:table-cell>
          <table:table-cell office:value-type="float" office:value="0.00281771" calcext:value-type="float">
            <text:p>0.00281771</text:p>
          </table:table-cell>
          <table:table-cell office:value-type="float" office:value="0.00616721" calcext:value-type="float">
            <text:p>0.00616721</text:p>
          </table:table-cell>
          <table:table-cell office:value-type="float" office:value="988412" calcext:value-type="float">
            <text:p>988412</text:p>
          </table:table-cell>
          <table:table-cell office:value-type="float" office:value="1000" calcext:value-type="float">
            <text:p>1000</text:p>
          </table:table-cell>
          <table:table-cell office:value-type="float" office:value="988.412" calcext:value-type="float">
            <text:p>988.412</text:p>
          </table:table-cell>
          <table:table-cell office:value-type="float" office:value="590" calcext:value-type="float">
            <text:p>590</text:p>
          </table:table-cell>
          <table:table-cell office:value-type="float" office:value="1497" calcext:value-type="float">
            <text:p>1497</text:p>
          </table:table-cell>
          <table:table-cell office:value-type="float" office:value="8488" calcext:value-type="float">
            <text:p>8488</text:p>
          </table:table-cell>
          <table:table-cell office:value-type="float" office:value="1000" calcext:value-type="float">
            <text:p>1000</text:p>
          </table:table-cell>
          <table:table-cell office:value-type="float" office:value="8.488" calcext:value-type="float">
            <text:p>8.48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94896871585563" calcext:value-type="float">
            <text:p>9.94896871585563</text:p>
          </table:table-cell>
          <table:table-cell table:formula="of:=LOG([.Q6])/LOG(2)" office:value-type="float" office:value="10.5478585060584" calcext:value-type="float">
            <text:p>10.54785850605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4583" calcext:value-type="float">
            <text:p>734583</text:p>
          </table:table-cell>
          <table:table-cell office:value-type="float" office:value="1000" calcext:value-type="float">
            <text:p>1000</text:p>
          </table:table-cell>
          <table:table-cell office:value-type="float" office:value="734.583" calcext:value-type="float">
            <text:p>734.583</text:p>
          </table:table-cell>
          <table:table-cell office:value-type="float" office:value="674" calcext:value-type="float">
            <text:p>674</text:p>
          </table:table-cell>
          <table:table-cell office:value-type="float" office:value="792" calcext:value-type="float">
            <text:p>792</text:p>
          </table:table-cell>
          <table:table-cell office:value-type="float" office:value="8.83457" calcext:value-type="float">
            <text:p>8.834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883457" calcext:value-type="float">
            <text:p>0.00883457</text:p>
          </table:table-cell>
          <table:table-cell office:value-type="float" office:value="0.00515112" calcext:value-type="float">
            <text:p>0.00515112</text:p>
          </table:table-cell>
          <table:table-cell office:value-type="float" office:value="0.0134532" calcext:value-type="float">
            <text:p>0.0134532</text:p>
          </table:table-cell>
          <table:table-cell office:value-type="float" office:value="1845145" calcext:value-type="float">
            <text:p>1845145</text:p>
          </table:table-cell>
          <table:table-cell office:value-type="float" office:value="1000" calcext:value-type="float">
            <text:p>1000</text:p>
          </table:table-cell>
          <table:table-cell office:value-type="float" office:value="1845.14" calcext:value-type="float">
            <text:p>1845.14</text:p>
          </table:table-cell>
          <table:table-cell office:value-type="float" office:value="835" calcext:value-type="float">
            <text:p>835</text:p>
          </table:table-cell>
          <table:table-cell office:value-type="float" office:value="3077" calcext:value-type="float">
            <text:p>3077</text:p>
          </table:table-cell>
          <table:table-cell office:value-type="float" office:value="10100" calcext:value-type="float">
            <text:p>10100</text:p>
          </table:table-cell>
          <table:table-cell office:value-type="float" office:value="1000" calcext:value-type="float">
            <text:p>1000</text:p>
          </table:table-cell>
          <table:table-cell office:value-type="float" office:value="10.1" calcext:value-type="float">
            <text:p>10.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849514569589" calcext:value-type="float">
            <text:p>10.849514569589</text:p>
          </table:table-cell>
          <table:table-cell table:formula="of:=LOG([.Q7])/LOG(2)" office:value-type="float" office:value="11.5873087283335" calcext:value-type="float">
            <text:p>11.58730872833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57615" calcext:value-type="float">
            <text:p>857615</text:p>
          </table:table-cell>
          <table:table-cell office:value-type="float" office:value="1000" calcext:value-type="float">
            <text:p>1000</text:p>
          </table:table-cell>
          <table:table-cell office:value-type="float" office:value="857.615" calcext:value-type="float">
            <text:p>857.615</text:p>
          </table:table-cell>
          <table:table-cell office:value-type="float" office:value="806" calcext:value-type="float">
            <text:p>806</text:p>
          </table:table-cell>
          <table:table-cell office:value-type="float" office:value="903" calcext:value-type="float">
            <text:p>903</text:p>
          </table:table-cell>
          <table:table-cell office:value-type="float" office:value="20.9735" calcext:value-type="float">
            <text:p>20.9735</text:p>
          </table:table-cell>
          <table:table-cell office:value-type="float" office:value="1000" calcext:value-type="float">
            <text:p>1000</text:p>
          </table:table-cell>
          <table:table-cell office:value-type="float" office:value="0.0209735" calcext:value-type="float">
            <text:p>0.0209735</text:p>
          </table:table-cell>
          <table:table-cell office:value-type="float" office:value="0.0118526" calcext:value-type="float">
            <text:p>0.0118526</text:p>
          </table:table-cell>
          <table:table-cell office:value-type="float" office:value="0.0359837" calcext:value-type="float">
            <text:p>0.0359837</text:p>
          </table:table-cell>
          <table:table-cell office:value-type="float" office:value="3796023" calcext:value-type="float">
            <text:p>3796023</text:p>
          </table:table-cell>
          <table:table-cell office:value-type="float" office:value="1000" calcext:value-type="float">
            <text:p>1000</text:p>
          </table:table-cell>
          <table:table-cell office:value-type="float" office:value="3796.02" calcext:value-type="float">
            <text:p>3796.02</text:p>
          </table:table-cell>
          <table:table-cell office:value-type="float" office:value="1770" calcext:value-type="float">
            <text:p>1770</text:p>
          </table:table-cell>
          <table:table-cell office:value-type="float" office:value="7426" calcext:value-type="float">
            <text:p>7426</text:p>
          </table:table-cell>
          <table:table-cell office:value-type="float" office:value="12408" calcext:value-type="float">
            <text:p>12408</text:p>
          </table:table-cell>
          <table:table-cell office:value-type="float" office:value="1000" calcext:value-type="float">
            <text:p>1000</text:p>
          </table:table-cell>
          <table:table-cell office:value-type="float" office:value="12.408" calcext:value-type="float">
            <text:p>12.40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8902718781341" calcext:value-type="float">
            <text:p>11.8902718781341</text:p>
          </table:table-cell>
          <table:table-cell table:formula="of:=LOG([.Q8])/LOG(2)" office:value-type="float" office:value="12.8583695998547" calcext:value-type="float">
            <text:p>12.85836959985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79539" calcext:value-type="float">
            <text:p>979539</text:p>
          </table:table-cell>
          <table:table-cell office:value-type="float" office:value="1000" calcext:value-type="float">
            <text:p>1000</text:p>
          </table:table-cell>
          <table:table-cell office:value-type="float" office:value="979.539" calcext:value-type="float">
            <text:p>979.539</text:p>
          </table:table-cell>
          <table:table-cell office:value-type="float" office:value="931" calcext:value-type="float">
            <text:p>931</text:p>
          </table:table-cell>
          <table:table-cell office:value-type="float" office:value="1024" calcext:value-type="float">
            <text:p>1024</text:p>
          </table:table-cell>
          <table:table-cell office:value-type="float" office:value="58.3033" calcext:value-type="float">
            <text:p>58.3033</text:p>
          </table:table-cell>
          <table:table-cell office:value-type="float" office:value="1000" calcext:value-type="float">
            <text:p>1000</text:p>
          </table:table-cell>
          <table:table-cell office:value-type="float" office:value="0.0583033" calcext:value-type="float">
            <text:p>0.0583033</text:p>
          </table:table-cell>
          <table:table-cell office:value-type="float" office:value="0.0252649" calcext:value-type="float">
            <text:p>0.0252649</text:p>
          </table:table-cell>
          <table:table-cell office:value-type="float" office:value="0.114167" calcext:value-type="float">
            <text:p>0.114167</text:p>
          </table:table-cell>
          <table:table-cell office:value-type="float" office:value="9006105" calcext:value-type="float">
            <text:p>9006105</text:p>
          </table:table-cell>
          <table:table-cell office:value-type="float" office:value="1000" calcext:value-type="float">
            <text:p>1000</text:p>
          </table:table-cell>
          <table:table-cell office:value-type="float" office:value="9006.1" calcext:value-type="float">
            <text:p>9006.1</text:p>
          </table:table-cell>
          <table:table-cell office:value-type="float" office:value="2752" calcext:value-type="float">
            <text:p>2752</text:p>
          </table:table-cell>
          <table:table-cell office:value-type="float" office:value="19510" calcext:value-type="float">
            <text:p>19510</text:p>
          </table:table-cell>
          <table:table-cell office:value-type="float" office:value="15889" calcext:value-type="float">
            <text:p>15889</text:p>
          </table:table-cell>
          <table:table-cell office:value-type="float" office:value="1000" calcext:value-type="float">
            <text:p>1000</text:p>
          </table:table-cell>
          <table:table-cell office:value-type="float" office:value="15.889" calcext:value-type="float">
            <text:p>15.88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3.1366867815183" calcext:value-type="float">
            <text:p>13.1366867815183</text:p>
          </table:table-cell>
          <table:table-cell table:formula="of:=LOG([.Q9])/LOG(2)" office:value-type="float" office:value="14.2519261574964" calcext:value-type="float">
            <text:p>14.25192615749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02426" calcext:value-type="float">
            <text:p>1102426</text:p>
          </table:table-cell>
          <table:table-cell office:value-type="float" office:value="1000" calcext:value-type="float">
            <text:p>1000</text:p>
          </table:table-cell>
          <table:table-cell office:value-type="float" office:value="1102.43" calcext:value-type="float">
            <text:p>1102.43</text:p>
          </table:table-cell>
          <table:table-cell office:value-type="float" office:value="1067" calcext:value-type="float">
            <text:p>1067</text:p>
          </table:table-cell>
          <table:table-cell office:value-type="float" office:value="1137" calcext:value-type="float">
            <text:p>1137</text:p>
          </table:table-cell>
          <table:table-cell office:value-type="float" office:value="181.613" calcext:value-type="float">
            <text:p>181.613</text:p>
          </table:table-cell>
          <table:table-cell office:value-type="float" office:value="1000" calcext:value-type="float">
            <text:p>1000</text:p>
          </table:table-cell>
          <table:table-cell office:value-type="float" office:value="0.181613" calcext:value-type="float">
            <text:p>0.181613</text:p>
          </table:table-cell>
          <table:table-cell office:value-type="float" office:value="0.0419776" calcext:value-type="float">
            <text:p>0.0419776</text:p>
          </table:table-cell>
          <table:table-cell office:value-type="float" office:value="0.495397" calcext:value-type="float">
            <text:p>0.495397</text:p>
          </table:table-cell>
          <table:table-cell office:value-type="float" office:value="24384383" calcext:value-type="float">
            <text:p>24384383</text:p>
          </table:table-cell>
          <table:table-cell office:value-type="float" office:value="1000" calcext:value-type="float">
            <text:p>1000</text:p>
          </table:table-cell>
          <table:table-cell office:value-type="float" office:value="24384.4" calcext:value-type="float">
            <text:p>24384.4</text:p>
          </table:table-cell>
          <table:table-cell office:value-type="float" office:value="3402" calcext:value-type="float">
            <text:p>3402</text:p>
          </table:table-cell>
          <table:table-cell office:value-type="float" office:value="103917" calcext:value-type="float">
            <text:p>103917</text:p>
          </table:table-cell>
          <table:table-cell office:value-type="float" office:value="22429" calcext:value-type="float">
            <text:p>22429</text:p>
          </table:table-cell>
          <table:table-cell office:value-type="float" office:value="1000" calcext:value-type="float">
            <text:p>1000</text:p>
          </table:table-cell>
          <table:table-cell office:value-type="float" office:value="22.429" calcext:value-type="float">
            <text:p>22.42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4.5736708535564" calcext:value-type="float">
            <text:p>14.5736708535564</text:p>
          </table:table-cell>
          <table:table-cell table:formula="of:=LOG([.Q10])/LOG(2)" office:value-type="float" office:value="16.6650721614939" calcext:value-type="float">
            <text:p>16.6650721614939</text:p>
          </table:table-cell>
        </table:table-row>
      </table:table>
      <table:table table:name="summary" table:style-name="ta1">
        <table:table-column table:style-name="co16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table:formula="of:=[$summary_10.$AC$10]" office:value-type="float" office:value="5.61470984411521" calcext:value-type="float">
            <text:p>5.614709844115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AC$10]" office:value-type="float" office:value="9.06069593168755" calcext:value-type="float">
            <text:p>9.060695931687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summary_30.$AC$10]" office:value-type="float" office:value="12.1789760113745" calcext:value-type="float">
            <text:p>12.17897601137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summary_40.$AC$10]" office:value-type="float" office:value="14.141308885752" calcext:value-type="float">
            <text:p>14.1413088857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summary_50.$AC$10]" office:value-type="float" office:value="16.6650721614939" calcext:value-type="float">
            <text:p>16.6650721614939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10.B2:summary_10.B10 summary_10.AB2:summary_10.AB10 summary_20.B2:summary_20.B10 summary_20.AB2:summary_20.AB10 summary_30.B2:summary_30.B10 summary_30.AB2:summary_30.AB10 summary_40.B2:summary_40.B10 summary_40.AB2:summary_40.AB10 summary_50.B2:summary_50.B10 summary_50.AB2:summary_50.A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0.92pt" svg:y="0pt">
            <draw:object draw:notify-on-update-of-ranges="summary.A1:summary.A5 summary.B1:summary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02:34:10.090257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23:07:18.634004374</meta:creation-date>
    <meta:generator>LibreOffice/6.2.7.1$Linux_X86_64 LibreOffice_project/20$Build-1</meta:generator>
    <dc:date>2019-12-17T02:40:34.010473688</dc:date>
    <meta:editing-duration>PT24M59S</meta:editing-duration>
    <meta:editing-cycles>10</meta:editing-cycles>
    <meta:document-statistic meta:table-count="7" meta:cell-count="14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205cm" style:legend-expansion="high" chart:style-name="ch2"/>
        <chart:plot-area chart:style-name="ch3" table:cell-range-address="summary_10.B2:summary_10.B10 summary_10.AB2:summary_10.AB10 summary_20.AB2:summary_20.AB10 summary_30.AB2:summary_30.AB10 summary_40.AB2:summary_40.AB10 summary_50.AB2:summary_50.AB10" chart:data-source-has-labels="row" svg:x="1.331cm" svg:y="0.18cm" svg:width="12.185cm" svg:height="7.659cm">
          <chartooo:coordinate-region svg:x="1.767cm" svg:y="0.379cm" svg:width="11.284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971cm" chart:style-name="ch6">
              <text:p>Mean Calls to Extend (log)</text:p>
            </chart:title>
            <chart:grid chart:style-name="ch7" chart:class="major"/>
          </chart:axis>
          <chart:series chart:style-name="ch8" chart:values-cell-range-address="summary_10.AB2:summary_10.AB10" loext:label-string="&quot;N=10&quot;" chart:class="chart:scatter">
            <chart:domain table:cell-range-address="summary_10.B2:summary_10.B10"/>
            <chart:data-point chart:repeated="9"/>
          </chart:series>
          <chart:series chart:style-name="ch9" chart:values-cell-range-address="summary_20.AB2:summary_20.AB10" loext:label-string="&quot;N=20&quot;" chart:class="chart:scatter">
            <chart:domain table:cell-range-address="summary_20.B2:summary_20.B10"/>
            <chart:data-point chart:repeated="9"/>
          </chart:series>
          <chart:series chart:style-name="ch10" chart:values-cell-range-address="summary_30.AB2:summary_30.AB10" loext:label-string="&quot;N=30&quot;" chart:class="chart:scatter">
            <chart:domain table:cell-range-address="summary_30.B2:summary_30.B10"/>
            <chart:data-point chart:repeated="9"/>
          </chart:series>
          <chart:series chart:style-name="ch11" chart:values-cell-range-address="summary_40.AB2:summary_40.AB10" loext:label-string="&quot;N=40&quot;" chart:class="chart:scatter">
            <chart:domain table:cell-range-address="summary_40.B2:summary_40.B10"/>
            <chart:data-point chart:repeated="9"/>
          </chart:series>
          <chart:series chart:style-name="ch12" chart:values-cell-range-address="summary_50.AB2:summary_50.AB10" loext:label-string="&quot;N=50&quot;" chart:class="chart:scatter">
            <chart:domain table:cell-range-address="summary_50.B2:summary_50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3.52017077649498">
                <text:p>3.52017077649498</text:p>
                <draw:g>
                  <svg:desc>summary_10.AB2:summary_10.AB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4.73346280984743">
                <text:p>4.73346280984743</text:p>
                <draw:g>
                  <svg:desc>summary_20.AB2:summary_20.AB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5.58300752720769">
                <text:p>5.58300752720769</text:p>
                <draw:g>
                  <svg:desc>summary_30.AB2:summary_30.AB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6.31395323752323">
                <text:p>6.31395323752323</text:p>
                <draw:g>
                  <svg:desc>summary_40.AB2:summary_40.AB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6.91601079848507">
                <text:p>6.91601079848507</text:p>
                <draw:g>
                  <svg:desc>summary_50.AB2:summary_50.A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.64177721169212">
                <text:p>3.64177721169212</text:p>
              </table:table-cell>
              <table:table-cell office:value-type="float" office:value="20">
                <text:p>20</text:p>
              </table:table-cell>
              <table:table-cell office:value-type="float" office:value="5.11777814482933">
                <text:p>5.11777814482933</text:p>
              </table:table-cell>
              <table:table-cell office:value-type="float" office:value="20">
                <text:p>20</text:p>
              </table:table-cell>
              <table:table-cell office:value-type="float" office:value="6.20249608419658">
                <text:p>6.20249608419658</text:p>
              </table:table-cell>
              <table:table-cell office:value-type="float" office:value="20">
                <text:p>20</text:p>
              </table:table-cell>
              <table:table-cell office:value-type="float" office:value="7.02707662314038">
                <text:p>7.02707662314038</text:p>
              </table:table-cell>
              <table:table-cell office:value-type="float" office:value="20">
                <text:p>20</text:p>
              </table:table-cell>
              <table:table-cell office:value-type="float" office:value="7.71929982633234">
                <text:p>7.71929982633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.75755668893945">
                <text:p>3.75755668893945</text:p>
              </table:table-cell>
              <table:table-cell office:value-type="float" office:value="30">
                <text:p>30</text:p>
              </table:table-cell>
              <table:table-cell office:value-type="float" office:value="5.47871300244172">
                <text:p>5.47871300244172</text:p>
              </table:table-cell>
              <table:table-cell office:value-type="float" office:value="30">
                <text:p>30</text:p>
              </table:table-cell>
              <table:table-cell office:value-type="float" office:value="6.70146588611524">
                <text:p>6.70146588611524</text:p>
              </table:table-cell>
              <table:table-cell office:value-type="float" office:value="30">
                <text:p>30</text:p>
              </table:table-cell>
              <table:table-cell office:value-type="float" office:value="7.61320011320812">
                <text:p>7.61320011320812</text:p>
              </table:table-cell>
              <table:table-cell office:value-type="float" office:value="30">
                <text:p>30</text:p>
              </table:table-cell>
              <table:table-cell office:value-type="float" office:value="8.39481421491227">
                <text:p>8.39481421491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.87332106291482">
                <text:p>3.87332106291482</text:p>
              </table:table-cell>
              <table:table-cell office:value-type="float" office:value="40">
                <text:p>40</text:p>
              </table:table-cell>
              <table:table-cell office:value-type="float" office:value="5.7905635408545">
                <text:p>5.7905635408545</text:p>
              </table:table-cell>
              <table:table-cell office:value-type="float" office:value="40">
                <text:p>40</text:p>
              </table:table-cell>
              <table:table-cell office:value-type="float" office:value="7.13763672097837">
                <text:p>7.13763672097837</text:p>
              </table:table-cell>
              <table:table-cell office:value-type="float" office:value="40">
                <text:p>40</text:p>
              </table:table-cell>
              <table:table-cell office:value-type="float" office:value="8.21471738566691">
                <text:p>8.21471738566691</text:p>
              </table:table-cell>
              <table:table-cell office:value-type="float" office:value="40">
                <text:p>40</text:p>
              </table:table-cell>
              <table:table-cell office:value-type="float" office:value="9.14076332093258">
                <text:p>9.14076332093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.97269265400426">
                <text:p>3.97269265400426</text:p>
              </table:table-cell>
              <table:table-cell office:value-type="float" office:value="50">
                <text:p>50</text:p>
              </table:table-cell>
              <table:table-cell office:value-type="float" office:value="6.06972364537443">
                <text:p>6.06972364537443</text:p>
              </table:table-cell>
              <table:table-cell office:value-type="float" office:value="50">
                <text:p>50</text:p>
              </table:table-cell>
              <table:table-cell office:value-type="float" office:value="7.62016116327126">
                <text:p>7.62016116327126</text:p>
              </table:table-cell>
              <table:table-cell office:value-type="float" office:value="50">
                <text:p>50</text:p>
              </table:table-cell>
              <table:table-cell office:value-type="float" office:value="8.86430688017421">
                <text:p>8.86430688017421</text:p>
              </table:table-cell>
              <table:table-cell office:value-type="float" office:value="50">
                <text:p>50</text:p>
              </table:table-cell>
              <table:table-cell office:value-type="float" office:value="9.94896871585563">
                <text:p>9.94896871585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4.06324406231487">
                <text:p>4.06324406231487</text:p>
              </table:table-cell>
              <table:table-cell office:value-type="float" office:value="60">
                <text:p>60</text:p>
              </table:table-cell>
              <table:table-cell office:value-type="float" office:value="6.34637189442288">
                <text:p>6.34637189442288</text:p>
              </table:table-cell>
              <table:table-cell office:value-type="float" office:value="60">
                <text:p>60</text:p>
              </table:table-cell>
              <table:table-cell office:value-type="float" office:value="8.13059630200563">
                <text:p>8.13059630200563</text:p>
              </table:table-cell>
              <table:table-cell office:value-type="float" office:value="60">
                <text:p>60</text:p>
              </table:table-cell>
              <table:table-cell office:value-type="float" office:value="9.58987581870807">
                <text:p>9.58987581870807</text:p>
              </table:table-cell>
              <table:table-cell office:value-type="float" office:value="60">
                <text:p>60</text:p>
              </table:table-cell>
              <table:table-cell office:value-type="float" office:value="10.849514569589">
                <text:p>10.849514569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4.09220743809709">
                <text:p>4.09220743809709</text:p>
              </table:table-cell>
              <table:table-cell office:value-type="float" office:value="70">
                <text:p>70</text:p>
              </table:table-cell>
              <table:table-cell office:value-type="float" office:value="6.64075105622083">
                <text:p>6.64075105622083</text:p>
              </table:table-cell>
              <table:table-cell office:value-type="float" office:value="70">
                <text:p>70</text:p>
              </table:table-cell>
              <table:table-cell office:value-type="float" office:value="8.66339799354059">
                <text:p>8.66339799354059</text:p>
              </table:table-cell>
              <table:table-cell office:value-type="float" office:value="70">
                <text:p>70</text:p>
              </table:table-cell>
              <table:table-cell office:value-type="float" office:value="10.3972681827298">
                <text:p>10.3972681827298</text:p>
              </table:table-cell>
              <table:table-cell office:value-type="float" office:value="70">
                <text:p>70</text:p>
              </table:table-cell>
              <table:table-cell office:value-type="float" office:value="11.8902718781341">
                <text:p>11.8902718781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.06574462512514">
                <text:p>4.06574462512514</text:p>
              </table:table-cell>
              <table:table-cell office:value-type="float" office:value="80">
                <text:p>80</text:p>
              </table:table-cell>
              <table:table-cell office:value-type="float" office:value="6.85404553203458">
                <text:p>6.85404553203458</text:p>
              </table:table-cell>
              <table:table-cell office:value-type="float" office:value="80">
                <text:p>80</text:p>
              </table:table-cell>
              <table:table-cell office:value-type="float" office:value="9.23354298661292">
                <text:p>9.23354298661292</text:p>
              </table:table-cell>
              <table:table-cell office:value-type="float" office:value="80">
                <text:p>80</text:p>
              </table:table-cell>
              <table:table-cell office:value-type="float" office:value="11.3227788086709">
                <text:p>11.3227788086709</text:p>
              </table:table-cell>
              <table:table-cell office:value-type="float" office:value="80">
                <text:p>80</text:p>
              </table:table-cell>
              <table:table-cell office:value-type="float" office:value="13.1366867815183">
                <text:p>13.1366867815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.84989920779708">
                <text:p>3.84989920779708</text:p>
              </table:table-cell>
              <table:table-cell office:value-type="float" office:value="90">
                <text:p>90</text:p>
              </table:table-cell>
              <table:table-cell office:value-type="float" office:value="6.66650097366268">
                <text:p>6.66650097366268</text:p>
              </table:table-cell>
              <table:table-cell office:value-type="float" office:value="90">
                <text:p>90</text:p>
              </table:table-cell>
              <table:table-cell office:value-type="float" office:value="9.50014874154464">
                <text:p>9.50014874154464</text:p>
              </table:table-cell>
              <table:table-cell office:value-type="float" office:value="90">
                <text:p>90</text:p>
              </table:table-cell>
              <table:table-cell office:value-type="float" office:value="12.1319533942201">
                <text:p>12.1319533942201</text:p>
              </table:table-cell>
              <table:table-cell office:value-type="float" office:value="90">
                <text:p>90</text:p>
              </table:table-cell>
              <table:table-cell office:value-type="float" office:value="14.5736708535564">
                <text:p>14.5736708535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10d0c"/>
    </style:style>
    <style:style style:name="ch10" style:family="chart">
      <style:chart-properties loext:regression-x-name="n" loext:regression-y-name="log(calls)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52cm" style:legend-expansion="high" chart:style-name="ch2"/>
        <chart:plot-area chart:style-name="ch3" table:cell-range-address="summary.A1:summary.B5" chart:data-source-has-labels="row" svg:x="1.331cm" svg:y="0.18cm" svg:width="10.941cm" svg:height="7.659cm">
          <chartooo:coordinate-region svg:x="1.767cm" svg:y="0.379cm" svg:width="10.133cm" svg:height="6.813cm"/>
          <chart:axis chart:dimension="x" chart:name="primary-x" chart:style-name="ch4">
            <chart:title svg:x="6.334cm" svg:y="8.019cm" chart:style-name="ch5">
              <text:p>Order</text:p>
            </chart:title>
          </chart:axis>
          <chart:axis chart:dimension="y" chart:name="primary-y" chart:style-name="ch4">
            <chart:title svg:x="0.451cm" svg:y="5.865cm" chart:style-name="ch6">
              <text:p>Max Calls to Extend (log)</text:p>
            </chart:title>
            <chart:grid chart:style-name="ch7" chart:class="major"/>
          </chart:axis>
          <chart:series chart:style-name="ch8" chart:values-cell-range-address="summary.B1:summary.B5" loext:label-string="&quot;P=90&quot;" chart:class="chart:scatter">
            <chart:domain table:cell-range-address="summary.A1:summary.A5"/>
            <chart:regression-curve chart:style-name="ch9">
              <chart:equation chart:display-equation="true" chart:display-r-square="false" chart:style-name="ch10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.A1:summary.A5</svg:desc>
                </draw:g>
              </table:table-cell>
              <table:table-cell office:value-type="float" office:value="5.61470984411521">
                <text:p>5.61470984411521</text:p>
                <draw:g>
                  <svg:desc>summary.B1:summary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.06069593168755">
                <text:p>9.06069593168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2.1789760113745">
                <text:p>12.1789760113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4.141308885752">
                <text:p>14.141308885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6.6650721614939">
                <text:p>16.66507216149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